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" manifest:full-path="Object 3/Pictures/2000000A0000575000002C8EAFAD04E0.svm"/>
  <manifest:file-entry manifest:media-type="" manifest:full-path="Object 3/Pictures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3.334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justify" fo:margin-left="0cm"/>
      <style:text-properties fo:color="#ff0000"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ff0000"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fo:border="none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order-bottom="none" fo:border-left="0.002cm solid #000000" fo:border-right="none" fo:border-top="none"/>
      <style:text-properties fo:font-style="italic" style:font-style-asian="italic" style:font-style-complex="italic"/>
    </style:style>
    <style:style style:name="ce5" style:family="table-cell" style:parent-style-name="Default">
      <style:table-cell-properties fo:border-bottom="none" fo:border-left="0.002cm solid #000000" fo:border-right="none" fo:border-top="none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ff00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end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Advogato" table:style-name="ta1" table:print="false">
        <table:table-column table:style-name="co1" table:default-cell-style-name="Default"/>
        <table:table-column table:style-name="co2" table:default-cell-style-name="ce8"/>
        <table:table-column table:style-name="co3" table:number-columns-repeated="10" table:default-cell-style-name="ce6"/>
        <table:table-column table:style-name="co3" table:number-columns-repeated="9" table:default-cell-style-name="Default"/>
        <table:table-row table:style-name="ro1">
          <table:table-cell table:style-name="ce1" office:value-type="string">
            <text:p>log(x)?</text:p>
          </table:table-cell>
          <table:table-cell table:style-name="ce6"/>
          <table:table-cell table:number-columns-repeated="10"/>
          <table:table-cell table:style-name="ce6" table:number-columns-repeated="8"/>
          <table:table-cell table:style-name="ce6">
            <draw:frame table:end-cell-address="Advogato.AE22" table:end-x="1.608cm" table:end-y="0.432cm" draw:z-index="0" draw:style-name="gr1" svg:width="22.791cm" svg:height="11.423cm" svg:x="1.398cm" svg:y="-1.488cm">
              <draw:object draw:notify-on-update-of-ranges="Advogato.A48:Advogato.A48 Advogato.B48:Advogato.M48 Advogato.A49:Advogato.A49 Advogato.B49:Advogato.M49 Advogato.A50:Advogato.A50 Advogato.B50:Advogato.M5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2">
          <table:table-cell table:style-name="ce2" office:value-type="string" table:number-columns-spanned="13" table:number-rows-spanned="1">
            <text:p>MP Sums</text:p>
          </table:table-cell>
          <table:covered-table-cell table:style-name="ce6"/>
          <table:covered-table-cell table:number-columns-repeated="10"/>
          <table:covered-table-cell table:style-name="ce6"/>
          <table:table-cell table:style-name="ce6" table:number-columns-repeated="8"/>
        </table:table-row>
        <table:table-row table:style-name="ro2">
          <table:table-cell table:style-name="ce1"/>
          <table:table-cell table:style-name="ce7"/>
          <table:table-cell table:number-columns-repeated="10"/>
          <table:table-cell table:style-name="ce6" table:number-columns-repeated="9"/>
        </table:table-row>
        <table:table-row table:style-name="ro2">
          <table:table-cell table:style-name="ce1"/>
          <table:table-cell table:style-name="ce6"/>
          <table:table-cell table:number-columns-repeated="10"/>
          <table:table-cell table:style-name="ce6" table:number-columns-repeated="9"/>
        </table:table-row>
        <table:table-row table:style-name="ro2">
          <table:table-cell table:style-name="ce3" office:value-type="string">
            <text:p>Group #</text:p>
          </table:table-cell>
          <table:table-cell table:style-name="ce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style-name="ce6" office:value-type="string">
            <text:p>Sigma</text:p>
          </table:table-cell>
          <table:table-cell table:style-name="ce6" table:number-columns-repeated="7"/>
        </table:table-row>
        <table:table-row table:style-name="ro2">
          <table:table-cell table:style-name="ce4" office:value-type="string">
            <text:p>CDHS</text:p>
          </table:table-cell>
          <table:table-cell table:formula="of:=(26619.5/100)" office:value-type="float" office:value="266.195">
            <text:p>266,195</text:p>
          </table:table-cell>
          <table:table-cell table:style-name="ce8" table:formula="of:=(31691.4/100)" office:value-type="float" office:value="316.914">
            <text:p>316,914</text:p>
          </table:table-cell>
          <table:table-cell table:style-name="ce8" table:formula="of:=(59001.4/100)" office:value-type="float" office:value="590.014">
            <text:p>590,014</text:p>
          </table:table-cell>
          <table:table-cell table:style-name="ce8" table:formula="of:=(92098.8/100)" office:value-type="float" office:value="920.988">
            <text:p>920,988</text:p>
          </table:table-cell>
          <table:table-cell table:style-name="ce8" table:formula="of:=(99340.2/100)" office:value-type="float" office:value="993.402">
            <text:p>993,402</text:p>
          </table:table-cell>
          <table:table-cell table:style-name="ce8" table:formula="of:=(80507.1/100)" office:value-type="float" office:value="805.071">
            <text:p>805,071</text:p>
          </table:table-cell>
          <table:table-cell table:style-name="ce8" table:formula="of:=(53884.4/100)" office:value-type="float" office:value="538.844">
            <text:p>538,844</text:p>
          </table:table-cell>
          <table:table-cell table:style-name="ce8" table:formula="of:=(29788/100)" office:value-type="float" office:value="297.88">
            <text:p>297,88</text:p>
          </table:table-cell>
          <table:table-cell table:style-name="ce8" table:formula="of:=(16418.9/100)" office:value-type="float" office:value="164.189">
            <text:p>164,189</text:p>
          </table:table-cell>
          <table:table-cell table:style-name="ce8" table:formula="of:=(4363.21/100)" office:value-type="float" office:value="43.6321">
            <text:p>43,6321</text:p>
          </table:table-cell>
          <table:table-cell table:style-name="ce10" table:formula="of:=(0/100)" office:value-type="float" office:value="0">
            <text:p>0</text:p>
          </table:table-cell>
          <table:table-cell table:formula="of:=(0/100)" office:value-type="float" office:value="0">
            <text:p>0</text:p>
          </table:table-cell>
          <table:table-cell table:formula="of:=SUM([.B6:.M6])" office:value-type="float" office:value="4937.1291">
            <text:p>4937,1291</text:p>
          </table:table-cell>
          <table:table-cell table:number-columns-repeated="7"/>
        </table:table-row>
        <table:table-row table:style-name="ro2">
          <table:table-cell table:style-name="ce4" office:value-type="string">
            <text:p>Chaos</text:p>
          </table:table-cell>
          <table:table-cell table:formula="of:=(216779/100)" office:value-type="float" office:value="2167.79">
            <text:p>2167,79</text:p>
          </table:table-cell>
          <table:table-cell table:style-name="ce8" table:formula="of:=(157868/100)" office:value-type="float" office:value="1578.68">
            <text:p>1578,68</text:p>
          </table:table-cell>
          <table:table-cell table:style-name="ce8" table:formula="of:=(61496.7/100)" office:value-type="float" office:value="614.967">
            <text:p>614,967</text:p>
          </table:table-cell>
          <table:table-cell table:style-name="ce8" table:formula="of:=(26224.8/100)" office:value-type="float" office:value="262.248">
            <text:p>262,248</text:p>
          </table:table-cell>
          <table:table-cell table:style-name="ce8" table:formula="of:=(15247/100)" office:value-type="float" office:value="152.47">
            <text:p>152,47</text:p>
          </table:table-cell>
          <table:table-cell table:style-name="ce8" table:formula="of:=(6522.3/100)" office:value-type="float" office:value="65.223">
            <text:p>65,223</text:p>
          </table:table-cell>
          <table:table-cell table:style-name="ce8" table:formula="of:=(3046.1/100)" office:value-type="float" office:value="30.461">
            <text:p>30,461</text:p>
          </table:table-cell>
          <table:table-cell table:style-name="ce8" table:formula="of:=(1171.4/100)" office:value-type="float" office:value="11.714">
            <text:p>11,714</text:p>
          </table:table-cell>
          <table:table-cell table:style-name="ce8" table:formula="of:=(1019.3/100)" office:value-type="float" office:value="10.193">
            <text:p>10,193</text:p>
          </table:table-cell>
          <table:table-cell table:style-name="ce8" table:formula="of:=(808.8/100)" office:value-type="float" office:value="8.088">
            <text:p>8,088</text:p>
          </table:table-cell>
          <table:table-cell table:style-name="ce10" table:formula="of:=(559.4/100)" office:value-type="float" office:value="5.594">
            <text:p>5,594</text:p>
          </table:table-cell>
          <table:table-cell table:formula="of:=(676.7/100)" office:value-type="float" office:value="6.767">
            <text:p>6,767</text:p>
          </table:table-cell>
          <table:table-cell table:formula="of:=SUM([.B7:.M7])" office:value-type="float" office:value="4914.195">
            <text:p>4914,195</text:p>
          </table:table-cell>
          <table:table-cell table:number-columns-repeated="7"/>
        </table:table-row>
        <table:table-row table:style-name="ro2">
          <table:table-cell table:style-name="ce4" office:value-type="string">
            <text:p>Degrees</text:p>
          </table:table-cell>
          <table:table-cell table:formula="of:=(28295.2/100)" office:value-type="float" office:value="282.952">
            <text:p>282,952</text:p>
          </table:table-cell>
          <table:table-cell table:style-name="ce8" table:formula="of:=(33505.8/100)" office:value-type="float" office:value="335.058">
            <text:p>335,058</text:p>
          </table:table-cell>
          <table:table-cell table:style-name="ce8" table:formula="of:=(66664.5/100)" office:value-type="float" office:value="666.645">
            <text:p>666,645</text:p>
          </table:table-cell>
          <table:table-cell table:style-name="ce8" table:formula="of:=(105537/100)" office:value-type="float" office:value="1055.37">
            <text:p>1055,37</text:p>
          </table:table-cell>
          <table:table-cell table:style-name="ce8" table:formula="of:=(103332/100)" office:value-type="float" office:value="1033.32">
            <text:p>1033,32</text:p>
          </table:table-cell>
          <table:table-cell table:style-name="ce8" table:formula="of:=(76033/100)" office:value-type="float" office:value="760.33">
            <text:p>760,33</text:p>
          </table:table-cell>
          <table:table-cell table:style-name="ce8" table:formula="of:=(47082.8/100)" office:value-type="float" office:value="470.828">
            <text:p>470,828</text:p>
          </table:table-cell>
          <table:table-cell table:style-name="ce8" table:formula="of:=(23037.1/100)" office:value-type="float" office:value="230.371">
            <text:p>230,371</text:p>
          </table:table-cell>
          <table:table-cell table:style-name="ce8" table:formula="of:=(8216.31/100)" office:value-type="float" office:value="82.1631">
            <text:p>82,1631</text:p>
          </table:table-cell>
          <table:table-cell table:style-name="ce8" table:formula="of:=(4474.2/100)" office:value-type="float" office:value="44.742">
            <text:p>44,742</text:p>
          </table:table-cell>
          <table:table-cell table:style-name="ce10" table:formula="of:=(2.9/100)" office:value-type="float" office:value="0.029">
            <text:p>0,029</text:p>
          </table:table-cell>
          <table:table-cell table:formula="of:=(2.9/100)" office:value-type="float" office:value="0.029">
            <text:p>0,029</text:p>
          </table:table-cell>
          <table:table-cell table:formula="of:=SUM([.B8:.M8])" office:value-type="float" office:value="4961.8371">
            <text:p>4961,8371</text:p>
          </table:table-cell>
          <table:table-cell table:style-name="ce8" table:number-columns-repeated="7"/>
        </table:table-row>
        <table:table-row table:style-name="ro2">
          <table:table-cell table:style-name="ce4" office:value-type="string">
            <text:p>Neighbourhood</text:p>
          </table:table-cell>
          <table:table-cell table:formula="of:=(28147.3/100)" office:value-type="float" office:value="281.473">
            <text:p>281,473</text:p>
          </table:table-cell>
          <table:table-cell table:style-name="ce8" table:formula="of:=(31540.8/100)" office:value-type="float" office:value="315.408">
            <text:p>315,408</text:p>
          </table:table-cell>
          <table:table-cell table:style-name="ce8" table:formula="of:=(59352.5/100)" office:value-type="float" office:value="593.525">
            <text:p>593,525</text:p>
          </table:table-cell>
          <table:table-cell table:style-name="ce8" table:formula="of:=(89531.3/100)" office:value-type="float" office:value="895.313">
            <text:p>895,313</text:p>
          </table:table-cell>
          <table:table-cell table:style-name="ce8" table:formula="of:=(100095/100)" office:value-type="float" office:value="1000.95">
            <text:p>1000,95</text:p>
          </table:table-cell>
          <table:table-cell table:style-name="ce8" table:formula="of:=(80380.9/100)" office:value-type="float" office:value="803.809">
            <text:p>803,809</text:p>
          </table:table-cell>
          <table:table-cell table:style-name="ce8" table:formula="of:=(55313.5/100)" office:value-type="float" office:value="553.135">
            <text:p>553,135</text:p>
          </table:table-cell>
          <table:table-cell table:style-name="ce8" table:formula="of:=(30338.7/100)" office:value-type="float" office:value="303.387">
            <text:p>303,387</text:p>
          </table:table-cell>
          <table:table-cell table:style-name="ce8" table:formula="of:=(14932.9/100)" office:value-type="float" office:value="149.329">
            <text:p>149,329</text:p>
          </table:table-cell>
          <table:table-cell table:style-name="ce8" table:formula="of:=(5409.91/100)" office:value-type="float" office:value="54.0991">
            <text:p>54,0991</text:p>
          </table:table-cell>
          <table:table-cell table:style-name="ce10" table:formula="of:=(0/100)" office:value-type="float" office:value="0">
            <text:p>0</text:p>
          </table:table-cell>
          <table:table-cell table:formula="of:=(0/100)" office:value-type="float" office:value="0">
            <text:p>0</text:p>
          </table:table-cell>
          <table:table-cell table:formula="of:=SUM([.B9:.M9])" office:value-type="float" office:value="4950.4281">
            <text:p>4950,4281</text:p>
          </table:table-cell>
          <table:table-cell table:number-columns-repeated="7"/>
        </table:table-row>
        <table:table-row table:style-name="ro2">
          <table:table-cell table:style-name="ce4"/>
          <table:table-cell/>
          <table:table-cell table:style-name="ce8" table:number-columns-repeated="9"/>
          <table:table-cell table:style-name="ce10"/>
          <table:table-cell table:number-columns-repeated="9"/>
        </table:table-row>
        <table:table-row table:style-name="ro2">
          <table:table-cell table:style-name="ce3"/>
          <table:table-cell table:style-name="ce6"/>
          <table:table-cell table:number-columns-repeated="19"/>
        </table:table-row>
        <table:table-row table:style-name="ro2">
          <table:table-cell table:style-name="ce2" office:value-type="string" table:number-columns-spanned="13" table:number-rows-spanned="1">
            <text:p>Group Sizes</text:p>
          </table:table-cell>
          <table:covered-table-cell table:style-name="ce6"/>
          <table:covered-table-cell table:number-columns-repeated="10"/>
          <table:covered-table-cell table:style-name="ce6"/>
          <table:table-cell table:style-name="ce6" table:number-columns-repeated="8"/>
        </table:table-row>
        <table:table-row table:style-name="ro2">
          <table:table-cell table:style-name="ce1"/>
          <table:table-cell table:style-name="ce7"/>
          <table:table-cell table:number-columns-repeated="10"/>
          <table:table-cell table:style-name="ce6" table:number-columns-repeated="9"/>
        </table:table-row>
        <table:table-row table:style-name="ro2">
          <table:table-cell table:style-name="ce1"/>
          <table:table-cell table:style-name="ce6"/>
          <table:table-cell table:number-columns-repeated="10"/>
          <table:table-cell table:style-name="ce6"/>
          <table:table-cell table:number-columns-repeated="8"/>
        </table:table-row>
        <table:table-row table:style-name="ro2">
          <table:table-cell table:style-name="ce3" office:value-type="string">
            <text:p>Group #</text:p>
          </table:table-cell>
          <table:table-cell table:style-name="ce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style-name="ce6" office:value-type="string">
            <text:p>Sigma</text:p>
          </table:table-cell>
          <table:table-cell table:number-columns-repeated="7"/>
        </table:table-row>
        <table:table-row table:style-name="ro2">
          <table:table-cell table:style-name="ce4" office:value-type="string">
            <text:p>CDHS</text:p>
          </table:table-cell>
          <table:table-cell table:formula="of:=(280/100)" office:value-type="float" office:value="2.8">
            <text:p>2,8</text:p>
          </table:table-cell>
          <table:table-cell table:style-name="ce9" table:formula="of:=(911/100)" office:value-type="float" office:value="9.11">
            <text:p>9,11</text:p>
          </table:table-cell>
          <table:table-cell table:style-name="ce9" table:formula="of:=(3102/100)" office:value-type="float" office:value="31.02">
            <text:p>31,02</text:p>
          </table:table-cell>
          <table:table-cell table:style-name="ce9" table:formula="of:=(8640/100)" office:value-type="float" office:value="86.4">
            <text:p>86,4</text:p>
          </table:table-cell>
          <table:table-cell table:style-name="ce9" table:formula="of:=(17194/100)" office:value-type="float" office:value="171.94">
            <text:p>171,94</text:p>
          </table:table-cell>
          <table:table-cell table:style-name="ce9" table:formula="of:=(26630/100)" office:value-type="float" office:value="266.3">
            <text:p>266,3</text:p>
          </table:table-cell>
          <table:table-cell table:style-name="ce9" table:formula="of:=(33763/100)" office:value-type="float" office:value="337.63">
            <text:p>337,63</text:p>
          </table:table-cell>
          <table:table-cell table:style-name="ce9" table:formula="of:=(37669/100)" office:value-type="float" office:value="376.69">
            <text:p>376,69</text:p>
          </table:table-cell>
          <table:table-cell table:style-name="ce9" table:formula="of:=(49536/100)" office:value-type="float" office:value="495.36">
            <text:p>495,36</text:p>
          </table:table-cell>
          <table:table-cell table:style-name="ce9" table:formula="of:=(68722/100)" office:value-type="float" office:value="687.22">
            <text:p>687,22</text:p>
          </table:table-cell>
          <table:table-cell table:style-name="ce10" table:formula="of:=(58206/100)" office:value-type="float" office:value="582.06">
            <text:p>582,06</text:p>
          </table:table-cell>
          <table:table-cell table:formula="of:=(100/100)" office:value-type="float" office:value="1">
            <text:p>1</text:p>
          </table:table-cell>
          <table:table-cell table:style-name="ce8" table:formula="of:=SUM([.B16:.M16])" office:value-type="float" office:value="3047.53">
            <text:p>3047,53</text:p>
          </table:table-cell>
          <table:table-cell table:style-name="ce8" table:number-columns-repeated="7"/>
        </table:table-row>
        <table:table-row table:style-name="ro2">
          <table:table-cell table:style-name="ce4" office:value-type="string">
            <text:p>Chaos</text:p>
          </table:table-cell>
          <table:table-cell table:formula="of:=(134951/100)" office:value-type="float" office:value="1349.51">
            <text:p>1349,51</text:p>
          </table:table-cell>
          <table:table-cell table:style-name="ce9" table:formula="of:=(97265/100)" office:value-type="float" office:value="972.65">
            <text:p>972,65</text:p>
          </table:table-cell>
          <table:table-cell table:style-name="ce9" table:formula="of:=(38874/100)" office:value-type="float" office:value="388.74">
            <text:p>388,74</text:p>
          </table:table-cell>
          <table:table-cell table:style-name="ce9" table:formula="of:=(16330/100)" office:value-type="float" office:value="163.3">
            <text:p>163,3</text:p>
          </table:table-cell>
          <table:table-cell table:style-name="ce9" table:formula="of:=(9468/100)" office:value-type="float" office:value="94.68">
            <text:p>94,68</text:p>
          </table:table-cell>
          <table:table-cell table:style-name="ce9" table:formula="of:=(4202/100)" office:value-type="float" office:value="42.02">
            <text:p>42,02</text:p>
          </table:table-cell>
          <table:table-cell table:style-name="ce9" table:formula="of:=(1665/100)" office:value-type="float" office:value="16.65">
            <text:p>16,65</text:p>
          </table:table-cell>
          <table:table-cell table:style-name="ce9" table:formula="of:=(763/100)" office:value-type="float" office:value="7.63">
            <text:p>7,63</text:p>
          </table:table-cell>
          <table:table-cell table:style-name="ce9" table:formula="of:=(641/100)" office:value-type="float" office:value="6.41">
            <text:p>6,41</text:p>
          </table:table-cell>
          <table:table-cell table:style-name="ce9" table:formula="of:=(347/100)" office:value-type="float" office:value="3.47">
            <text:p>3,47</text:p>
          </table:table-cell>
          <table:table-cell table:style-name="ce10" table:formula="of:=(272/100)" office:value-type="float" office:value="2.72">
            <text:p>2,72</text:p>
          </table:table-cell>
          <table:table-cell table:formula="of:=(345/100)" office:value-type="float" office:value="3.45">
            <text:p>3,45</text:p>
          </table:table-cell>
          <table:table-cell table:style-name="ce8" table:formula="of:=SUM([.B17:.M17])" office:value-type="float" office:value="3051.23">
            <text:p>3051,23</text:p>
          </table:table-cell>
          <table:table-cell table:number-columns-repeated="7"/>
        </table:table-row>
        <table:table-row table:style-name="ro2">
          <table:table-cell table:style-name="ce4" office:value-type="string">
            <text:p>Degrees</text:p>
          </table:table-cell>
          <table:table-cell table:formula="of:=(300/100)" office:value-type="float" office:value="3">
            <text:p>3</text:p>
          </table:table-cell>
          <table:table-cell table:style-name="ce9" table:formula="of:=(948/100)" office:value-type="float" office:value="9.48">
            <text:p>9,48</text:p>
          </table:table-cell>
          <table:table-cell table:style-name="ce9" table:formula="of:=(3734/100)" office:value-type="float" office:value="37.34">
            <text:p>37,34</text:p>
          </table:table-cell>
          <table:table-cell table:style-name="ce9" table:formula="of:=(11168/100)" office:value-type="float" office:value="111.68">
            <text:p>111,68</text:p>
          </table:table-cell>
          <table:table-cell table:style-name="ce9" table:formula="of:=(21879/100)" office:value-type="float" office:value="218.79">
            <text:p>218,79</text:p>
          </table:table-cell>
          <table:table-cell table:style-name="ce9" table:formula="of:=(33418/100)" office:value-type="float" office:value="334.18">
            <text:p>334,18</text:p>
          </table:table-cell>
          <table:table-cell table:style-name="ce9" table:formula="of:=(43444/100)" office:value-type="float" office:value="434.44">
            <text:p>434,44</text:p>
          </table:table-cell>
          <table:table-cell table:style-name="ce9" table:formula="of:=(49824/100)" office:value-type="float" office:value="498.24">
            <text:p>498,24</text:p>
          </table:table-cell>
          <table:table-cell table:style-name="ce9" table:formula="of:=(50042/100)" office:value-type="float" office:value="500.42">
            <text:p>500,42</text:p>
          </table:table-cell>
          <table:table-cell table:style-name="ce9" table:formula="of:=(90506/100)" office:value-type="float" office:value="905.06">
            <text:p>905,06</text:p>
          </table:table-cell>
          <table:table-cell table:style-name="ce10" table:formula="of:=(100/100)" office:value-type="float" office:value="1">
            <text:p>1</text:p>
          </table:table-cell>
          <table:table-cell table:formula="of:=(100/100)" office:value-type="float" office:value="1">
            <text:p>1</text:p>
          </table:table-cell>
          <table:table-cell table:style-name="ce8" table:formula="of:=SUM([.B18:.M18])" office:value-type="float" office:value="3054.63">
            <text:p>3054,63</text:p>
          </table:table-cell>
          <table:table-cell table:number-columns-repeated="7"/>
        </table:table-row>
        <table:table-row table:style-name="ro2">
          <table:table-cell table:style-name="ce4" office:value-type="string">
            <text:p>Neighbourhood</text:p>
          </table:table-cell>
          <table:table-cell table:formula="of:=(307/100)" office:value-type="float" office:value="3.07">
            <text:p>3,07</text:p>
          </table:table-cell>
          <table:table-cell table:style-name="ce9" table:formula="of:=(931/100)" office:value-type="float" office:value="9.31">
            <text:p>9,31</text:p>
          </table:table-cell>
          <table:table-cell table:style-name="ce9" table:formula="of:=(3202/100)" office:value-type="float" office:value="32.02">
            <text:p>32,02</text:p>
          </table:table-cell>
          <table:table-cell table:style-name="ce9" table:formula="of:=(8433/100)" office:value-type="float" office:value="84.33">
            <text:p>84,33</text:p>
          </table:table-cell>
          <table:table-cell table:style-name="ce9" table:formula="of:=(17263/100)" office:value-type="float" office:value="172.63">
            <text:p>172,63</text:p>
          </table:table-cell>
          <table:table-cell table:style-name="ce9" table:formula="of:=(26475/100)" office:value-type="float" office:value="264.75">
            <text:p>264,75</text:p>
          </table:table-cell>
          <table:table-cell table:style-name="ce9" table:formula="of:=(35064/100)" office:value-type="float" office:value="350.64">
            <text:p>350,64</text:p>
          </table:table-cell>
          <table:table-cell table:style-name="ce9" table:formula="of:=(38768/100)" office:value-type="float" office:value="387.68">
            <text:p>387,68</text:p>
          </table:table-cell>
          <table:table-cell table:style-name="ce9" table:formula="of:=(37794/100)" office:value-type="float" office:value="377.94">
            <text:p>377,94</text:p>
          </table:table-cell>
          <table:table-cell table:style-name="ce9" table:formula="of:=(31234/100)" office:value-type="float" office:value="312.34">
            <text:p>312,34</text:p>
          </table:table-cell>
          <table:table-cell table:style-name="ce10" table:formula="of:=(37248/100)" office:value-type="float" office:value="372.48">
            <text:p>372,48</text:p>
          </table:table-cell>
          <table:table-cell table:formula="of:=(67946/100)" office:value-type="float" office:value="679.46">
            <text:p>679,46</text:p>
          </table:table-cell>
          <table:table-cell table:style-name="ce8" table:formula="of:=SUM([.B19:.M19])" office:value-type="float" office:value="3046.65">
            <text:p>3046,65</text:p>
          </table:table-cell>
          <table:table-cell table:style-name="ce6" table:number-columns-repeated="7"/>
        </table:table-row>
        <table:table-row table:style-name="ro2">
          <table:table-cell table:style-name="ce3"/>
          <table:table-cell table:style-name="ce6"/>
          <table:table-cell table:number-columns-repeated="10"/>
          <table:table-cell table:style-name="ce6" table:number-columns-repeated="9"/>
        </table:table-row>
        <table:table-row table:style-name="ro2">
          <table:table-cell table:style-name="ce5"/>
          <table:table-cell/>
          <table:table-cell table:style-name="ce8" table:number-columns-repeated="9"/>
          <table:table-cell table:style-name="ce10"/>
          <table:table-cell table:number-columns-repeated="9"/>
        </table:table-row>
        <table:table-row table:style-name="ro2">
          <table:table-cell table:style-name="ce2" office:value-type="string" table:number-columns-spanned="13" table:number-rows-spanned="1">
            <text:p>MP Sum / Group Size Quotients</text:p>
          </table:table-cell>
          <table:covered-table-cell table:style-name="ce6"/>
          <table:covered-table-cell table:number-columns-repeated="10"/>
          <table:covered-table-cell table:style-name="ce6"/>
          <table:table-cell table:number-columns-repeated="8"/>
        </table:table-row>
        <table:table-row table:style-name="ro2">
          <table:table-cell table:style-name="ce1"/>
          <table:table-cell table:style-name="ce7"/>
          <table:table-cell table:number-columns-repeated="10"/>
          <table:table-cell table:style-name="ce6"/>
          <table:table-cell table:style-name="ce8" table:number-columns-repeated="8"/>
        </table:table-row>
        <table:table-row table:style-name="ro2">
          <table:table-cell table:style-name="ce1"/>
          <table:table-cell table:style-name="ce6"/>
          <table:table-cell table:number-columns-repeated="10"/>
          <table:table-cell table:style-name="ce6"/>
          <table:table-cell table:number-columns-repeated="8"/>
        </table:table-row>
        <table:table-row table:style-name="ro2">
          <table:table-cell table:style-name="ce3" office:value-type="string">
            <text:p>Group #</text:p>
          </table:table-cell>
          <table:table-cell table:style-name="ce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number-columns-repeated="8"/>
        </table:table-row>
        <table:table-row table:style-name="ro3">
          <table:table-cell table:style-name="ce4" office:value-type="string">
            <text:p>CDHS</text:p>
          </table:table-cell>
          <table:table-cell table:formula="of:=[.B6]/[.B16]" office:value-type="float" office:value="95.0696428571429">
            <text:p>95,0696428571</text:p>
          </table:table-cell>
          <table:table-cell table:style-name="ce8" table:formula="of:=[.C6]/[.C16]" office:value-type="float" office:value="34.7874862788145">
            <text:p>34,7874862788</text:p>
          </table:table-cell>
          <table:table-cell table:style-name="ce8" table:formula="of:=[.D6]/[.D16]" office:value-type="float" office:value="19.0204384268214">
            <text:p>19,0204384268</text:p>
          </table:table-cell>
          <table:table-cell table:style-name="ce8" table:formula="of:=[.E6]/[.E16]" office:value-type="float" office:value="10.6595833333333">
            <text:p>10,6595833333</text:p>
          </table:table-cell>
          <table:table-cell table:style-name="ce8" table:formula="of:=[.F6]/[.F16]" office:value-type="float" office:value="5.77760846807026">
            <text:p>5,7776084681</text:p>
          </table:table-cell>
          <table:table-cell table:style-name="ce8" table:formula="of:=[.G6]/[.G16]" office:value-type="float" office:value="3.02317311303042">
            <text:p>3,023173113</text:p>
          </table:table-cell>
          <table:table-cell table:style-name="ce8" table:formula="of:=[.H6]/[.H16]" office:value-type="float" office:value="1.59596007463792">
            <text:p>1,5959600746</text:p>
          </table:table-cell>
          <table:table-cell table:style-name="ce8" table:formula="of:=[.I6]/[.I16]" office:value-type="float" office:value="0.790782871857495">
            <text:p>0,7907828719</text:p>
          </table:table-cell>
          <table:table-cell table:style-name="ce8" table:formula="of:=[.J6]/[.J16]" office:value-type="float" office:value="0.331453892118863">
            <text:p>0,3314538921</text:p>
          </table:table-cell>
          <table:table-cell table:style-name="ce8" table:formula="of:=[.K6]/[.K16]" office:value-type="float" office:value="0.0634907307703501">
            <text:p>0,0634907308</text:p>
          </table:table-cell>
          <table:table-cell table:style-name="ce8" table:formula="of:=[.L6]/[.L16]" office:value-type="float" office:value="0">
            <text:p>0</text:p>
          </table:table-cell>
          <table:table-cell table:style-name="ce8" table:formula="of:=[.M6]/[.M16]" office:value-type="float" office:value="0">
            <text:p>0</text:p>
          </table:table-cell>
          <table:table-cell table:style-name="ce6" table:number-columns-repeated="8"/>
        </table:table-row>
        <table:table-row table:style-name="ro2">
          <table:table-cell table:style-name="ce4" office:value-type="string">
            <text:p>Chaos</text:p>
          </table:table-cell>
          <table:table-cell table:formula="of:=[.B7]/[.B17]" office:value-type="float" office:value="1.60635341716623">
            <text:p>1,6063534172</text:p>
          </table:table-cell>
          <table:table-cell table:style-name="ce8" table:formula="of:=[.C7]/[.C17]" office:value-type="float" office:value="1.62307099162083">
            <text:p>1,6230709916</text:p>
          </table:table-cell>
          <table:table-cell table:style-name="ce8" table:formula="of:=[.D7]/[.D17]" office:value-type="float" office:value="1.58194937490353">
            <text:p>1,5819493749</text:p>
          </table:table-cell>
          <table:table-cell table:style-name="ce8" table:formula="of:=[.E7]/[.E17]" office:value-type="float" office:value="1.60592774035517">
            <text:p>1,6059277404</text:p>
          </table:table-cell>
          <table:table-cell table:style-name="ce8" table:formula="of:=[.F7]/[.F17]" office:value-type="float" office:value="1.61037177862273">
            <text:p>1,6103717786</text:p>
          </table:table-cell>
          <table:table-cell table:style-name="ce8" table:formula="of:=[.G7]/[.G17]" office:value-type="float" office:value="1.55218943360305">
            <text:p>1,5521894336</text:p>
          </table:table-cell>
          <table:table-cell table:style-name="ce8" table:formula="of:=[.H7]/[.H17]" office:value-type="float" office:value="1.82948948948949">
            <text:p>1,8294894895</text:p>
          </table:table-cell>
          <table:table-cell table:style-name="ce8" table:formula="of:=[.I7]/[.I17]" office:value-type="float" office:value="1.53525557011796">
            <text:p>1,5352555701</text:p>
          </table:table-cell>
          <table:table-cell table:style-name="ce8" table:formula="of:=[.J7]/[.J17]" office:value-type="float" office:value="1.59017160686427">
            <text:p>1,5901716069</text:p>
          </table:table-cell>
          <table:table-cell table:style-name="ce8" table:formula="of:=[.K7]/[.K17]" office:value-type="float" office:value="2.33083573487032">
            <text:p>2,3308357349</text:p>
          </table:table-cell>
          <table:table-cell table:style-name="ce8" table:formula="of:=[.L7]/[.L17]" office:value-type="float" office:value="2.05661764705882">
            <text:p>2,0566176471</text:p>
          </table:table-cell>
          <table:table-cell table:style-name="ce8" table:formula="of:=[.M7]/[.M17]" office:value-type="float" office:value="1.96144927536232">
            <text:p>1,9614492754</text:p>
          </table:table-cell>
          <table:table-cell table:style-name="ce6" table:number-columns-repeated="8"/>
        </table:table-row>
        <table:table-row table:style-name="ro2">
          <table:table-cell table:style-name="ce4" office:value-type="string">
            <text:p>Degrees</text:p>
          </table:table-cell>
          <table:table-cell table:formula="of:=[.B8]/[.B18]" office:value-type="float" office:value="94.3173333333333">
            <text:p>94,3173333333</text:p>
          </table:table-cell>
          <table:table-cell table:style-name="ce8" table:formula="of:=[.C8]/[.C18]" office:value-type="float" office:value="35.343670886076">
            <text:p>35,3436708861</text:p>
          </table:table-cell>
          <table:table-cell table:style-name="ce8" table:formula="of:=[.D8]/[.D18]" office:value-type="float" office:value="17.853374397429">
            <text:p>17,8533743974</text:p>
          </table:table-cell>
          <table:table-cell table:style-name="ce8" table:formula="of:=[.E8]/[.E18]" office:value-type="float" office:value="9.44994627507163">
            <text:p>9,4499462751</text:p>
          </table:table-cell>
          <table:table-cell table:style-name="ce8" table:formula="of:=[.F8]/[.F18]" office:value-type="float" office:value="4.72288495817908">
            <text:p>4,7228849582</text:p>
          </table:table-cell>
          <table:table-cell table:style-name="ce8" table:formula="of:=[.G8]/[.G18]" office:value-type="float" office:value="2.27521096415106">
            <text:p>2,2752109642</text:p>
          </table:table-cell>
          <table:table-cell table:style-name="ce8" table:formula="of:=[.H8]/[.H18]" office:value-type="float" office:value="1.08375840162048">
            <text:p>1,0837584016</text:p>
          </table:table-cell>
          <table:table-cell table:style-name="ce8" table:formula="of:=[.I8]/[.I18]" office:value-type="float" office:value="0.462369540783558">
            <text:p>0,4623695408</text:p>
          </table:table-cell>
          <table:table-cell table:style-name="ce8" table:formula="of:=[.J8]/[.J18]" office:value-type="float" office:value="0.164188281843252">
            <text:p>0,1641882818</text:p>
          </table:table-cell>
          <table:table-cell table:style-name="ce8" table:formula="of:=[.K8]/[.K18]" office:value-type="float" office:value="0.0494353965482951">
            <text:p>0,0494353965</text:p>
          </table:table-cell>
          <table:table-cell table:style-name="ce8" table:formula="of:=[.L8]/[.L18]" office:value-type="float" office:value="0.029">
            <text:p>0,029</text:p>
          </table:table-cell>
          <table:table-cell table:style-name="ce8" table:formula="of:=[.M8]/[.M18]" office:value-type="float" office:value="0.029">
            <text:p>0,029</text:p>
          </table:table-cell>
          <table:table-cell table:number-columns-repeated="8"/>
        </table:table-row>
        <table:table-row table:style-name="ro2">
          <table:table-cell table:style-name="ce4" office:value-type="string">
            <text:p>Neighbourhood</text:p>
          </table:table-cell>
          <table:table-cell table:formula="of:=[.B9]/[.B19]" office:value-type="float" office:value="91.685016286645">
            <text:p>91,6850162866</text:p>
          </table:table-cell>
          <table:table-cell table:style-name="ce8" table:formula="of:=[.C9]/[.C19]" office:value-type="float" office:value="33.878410311493">
            <text:p>33,8784103115</text:p>
          </table:table-cell>
          <table:table-cell table:style-name="ce8" table:formula="of:=[.D9]/[.D19]" office:value-type="float" office:value="18.5360712054966">
            <text:p>18,5360712055</text:p>
          </table:table-cell>
          <table:table-cell table:style-name="ce8" table:formula="of:=[.E9]/[.E19]" office:value-type="float" office:value="10.6167793193407">
            <text:p>10,6167793193</text:p>
          </table:table-cell>
          <table:table-cell table:style-name="ce8" table:formula="of:=[.F9]/[.F19]" office:value-type="float" office:value="5.79823900828361">
            <text:p>5,7982390083</text:p>
          </table:table-cell>
          <table:table-cell table:style-name="ce8" table:formula="of:=[.G9]/[.G19]" office:value-type="float" office:value="3.03610576015109">
            <text:p>3,0361057602</text:p>
          </table:table-cell>
          <table:table-cell table:style-name="ce8" table:formula="of:=[.H9]/[.H19]" office:value-type="float" office:value="1.57750114077116">
            <text:p>1,5775011408</text:p>
          </table:table-cell>
          <table:table-cell table:style-name="ce8" table:formula="of:=[.I9]/[.I19]" office:value-type="float" office:value="0.782570676846884">
            <text:p>0,7825706768</text:p>
          </table:table-cell>
          <table:table-cell table:style-name="ce8" table:formula="of:=[.J9]/[.J19]" office:value-type="float" office:value="0.395112980896439">
            <text:p>0,3951129809</text:p>
          </table:table-cell>
          <table:table-cell table:style-name="ce8" table:formula="of:=[.K9]/[.K19]" office:value-type="float" office:value="0.173205801370302">
            <text:p>0,1732058014</text:p>
          </table:table-cell>
          <table:table-cell table:style-name="ce8" table:formula="of:=[.L9]/[.L19]" office:value-type="float" office:value="0">
            <text:p>0</text:p>
          </table:table-cell>
          <table:table-cell table:style-name="ce8" table:formula="of:=[.M9]/[.M19]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5">
            <draw:frame table:end-cell-address="Advogato.G50" table:end-x="1.164cm" table:end-y="0.327cm" draw:z-index="1" draw:style-name="gr1" svg:width="15.999cm" svg:height="8.98cm" svg:x="0.448cm" svg:y="0.38cm">
              <draw:object draw:notify-on-update-of-ranges="Advogato.A5:Advogato.A5 Advogato.B5:Advogato.M5 Advogato.A6:Advogato.A6 Advogato.B6:Advogato.M6 Advogato.A7:Advogato.A7 Advogato.B7:Advogato.M7 Advogato.A8:Advogato.A8 Advogato.B8:Advogato.M8 Advogato.A9:Advogato.A9 Advogato.B9:Advogato.M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8" table:number-columns-repeated="4"/>
          <table:table-cell table:style-name="ce8">
            <draw:frame table:end-cell-address="Advogato.N50" table:end-x="1.905cm" table:end-y="0.318cm" draw:z-index="2" draw:style-name="gr1" svg:width="15.999cm" svg:height="8.98cm" svg:x="1.713cm" svg:y="0.371cm">
              <draw:object draw:notify-on-update-of-ranges="Advogato.A15:Advogato.A15 Advogato.B15:Advogato.M15 Advogato.A16:Advogato.A16 Advogato.B16:Advogato.M16 Advogato.A17:Advogato.A17 Advogato.B17:Advogato.M17 Advogato.A18:Advogato.A18 Advogato.B18:Advogato.M18 Advogato.A19:Advogato.A19 Advogato.B19:Advogato.M19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ce8" table:number-columns-repeated="14"/>
        </table:table-row>
        <table:table-row table:style-name="ro2" table:number-rows-repeated="15">
          <table:table-cell/>
          <table:table-cell table:style-name="Default" table:number-columns-repeated="11"/>
          <table:table-cell table:number-columns-repeated="9"/>
        </table:table-row>
        <table:table-row table:style-name="ro2">
          <table:table-cell table:style-name="ce1"/>
          <table:table-cell table:style-name="ce6"/>
          <table:table-cell table:number-columns-repeated="10"/>
          <table:table-cell table:style-name="ce6"/>
          <table:table-cell table:number-columns-repeated="8"/>
        </table:table-row>
        <table:table-row table:style-name="ro2">
          <table:table-cell table:style-name="ce3"/>
          <table:table-cell table:style-name="ce6"/>
          <table:table-cell table:number-columns-repeated="10"/>
          <table:table-cell table:style-name="ce6"/>
          <table:table-cell table:number-columns-repeated="8"/>
        </table:table-row>
        <table:table-row table:style-name="ro2">
          <table:table-cell table:style-name="ce5"/>
          <table:table-cell/>
          <table:table-cell table:style-name="ce8" table:number-columns-repeated="10"/>
          <table:table-cell table:number-columns-repeated="9"/>
        </table:table-row>
        <table:table-row table:style-name="ro2">
          <table:table-cell table:style-name="ce5"/>
          <table:table-cell/>
          <table:table-cell table:style-name="ce9" table:number-columns-repeated="9"/>
          <table:table-cell table:style-name="ce8"/>
          <table:table-cell table:number-columns-repeated="9"/>
        </table:table-row>
        <table:table-row table:style-name="ro2">
          <table:table-cell table:style-name="ce5"/>
          <table:table-cell/>
          <table:table-cell table:style-name="ce8" table:number-columns-repeated="11"/>
          <table:table-cell table:number-columns-repeated="8"/>
        </table:table-row>
        <table:table-row table:style-name="ro2">
          <table:table-cell table:style-name="ce5"/>
          <table:table-cell/>
          <table:table-cell table:style-name="ce9"/>
          <table:table-cell table:style-name="ce9">
            <draw:frame table:end-cell-address="Advogato.K71" table:end-x="1.034cm" table:end-y="0.208cm" draw:z-index="3" draw:style-name="gr1" svg:width="15.999cm" svg:height="8.942cm" svg:x="0.842cm" svg:y="0.299cm">
              <draw:object draw:notify-on-update-of-ranges="Advogato.A25:Advogato.A25 Advogato.B25:Advogato.M25 Advogato.A26:Advogato.A26 Advogato.B26:Advogato.M26 Advogato.A27:Advogato.A27 Advogato.B27:Advogato.M27 Advogato.A28:Advogato.A28 Advogato.B28:Advogato.M28 Advogato.A29:Advogato.A29 Advogato.B29:Advogato.M29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ce9" table:number-columns-repeated="7"/>
          <table:table-cell table:style-name="ce8"/>
          <table:table-cell table:number-columns-repeated="9"/>
        </table:table-row>
        <table:table-row table:style-name="ro2">
          <table:table-cell table:style-name="ce3"/>
          <table:table-cell table:style-name="ce6"/>
          <table:table-cell table:number-columns-repeated="19"/>
        </table:table-row>
        <table:table-row table:style-name="ro2">
          <table:table-cell table:style-name="ce1"/>
          <table:table-cell table:style-name="ce6"/>
          <table:table-cell table:number-columns-repeated="10"/>
          <table:table-cell table:style-name="ce6"/>
          <table:table-cell table:number-columns-repeated="8"/>
        </table:table-row>
        <table:table-row table:style-name="ro2">
          <table:table-cell table:style-name="ce3"/>
          <table:table-cell table:style-name="ce6"/>
          <table:table-cell table:number-columns-repeated="10"/>
          <table:table-cell table:style-name="ce6"/>
          <table:table-cell table:number-columns-repeated="8"/>
        </table:table-row>
        <table:table-row table:style-name="ro2">
          <table:table-cell table:style-name="ce5"/>
          <table:table-cell/>
          <table:table-cell table:style-name="ce8" table:number-columns-repeated="10"/>
          <table:table-cell table:number-columns-repeated="9"/>
        </table:table-row>
        <table:table-row table:style-name="ro2">
          <table:table-cell table:style-name="ce5"/>
          <table:table-cell/>
          <table:table-cell table:style-name="ce9" table:number-columns-repeated="9"/>
          <table:table-cell table:style-name="ce8"/>
          <table:table-cell table:number-columns-repeated="9"/>
        </table:table-row>
        <table:table-row table:style-name="ro2">
          <table:table-cell table:style-name="ce5"/>
          <table:table-cell/>
          <table:table-cell table:style-name="ce8" table:number-columns-repeated="11"/>
          <table:table-cell table:number-columns-repeated="8"/>
        </table:table-row>
        <table:table-row table:style-name="ro2" table:number-rows-repeated="2">
          <table:table-cell/>
          <table:table-cell table:style-name="Default" table:number-columns-repeated="11"/>
          <table:table-cell table:number-columns-repeated="9"/>
        </table:table-row>
        <table:table-row table:style-name="ro2">
          <table:table-cell table:style-name="ce1"/>
          <table:table-cell table:style-name="ce6"/>
          <table:table-cell table:number-columns-repeated="10"/>
          <table:table-cell table:style-name="ce6"/>
          <table:table-cell table:number-columns-repeated="8"/>
        </table:table-row>
        <table:table-row table:style-name="ro2">
          <table:table-cell table:style-name="ce3"/>
          <table:table-cell table:style-name="ce6"/>
          <table:table-cell table:number-columns-repeated="10"/>
          <table:table-cell table:style-name="ce6"/>
          <table:table-cell table:number-columns-repeated="8"/>
        </table:table-row>
        <table:table-row table:style-name="ro2">
          <table:table-cell table:style-name="ce5"/>
          <table:table-cell/>
          <table:table-cell table:style-name="ce8" table:number-columns-repeated="10"/>
          <table:table-cell table:number-columns-repeated="9"/>
        </table:table-row>
        <table:table-row table:style-name="ro2">
          <table:table-cell table:style-name="ce5"/>
          <table:table-cell/>
          <table:table-cell table:style-name="ce9" table:number-columns-repeated="9"/>
          <table:table-cell table:style-name="ce8"/>
          <table:table-cell table:number-columns-repeated="9"/>
        </table:table-row>
        <table:table-row table:style-name="ro2">
          <table:table-cell table:style-name="ce5"/>
          <table:table-cell/>
          <table:table-cell table:style-name="ce8" table:number-columns-repeated="11"/>
          <table:table-cell table:number-columns-repeated="8"/>
        </table:table-row>
        <table:table-row table:style-name="ro2" table:number-rows-repeated="2">
          <table:table-cell/>
          <table:table-cell table:style-name="Default" table:number-columns-repeated="11"/>
          <table:table-cell table:number-columns-repeated="9"/>
        </table:table-row>
        <table:table-row table:style-name="ro2">
          <table:table-cell table:style-name="ce1"/>
          <table:table-cell table:style-name="ce6"/>
          <table:table-cell table:number-columns-repeated="10"/>
          <table:table-cell table:style-name="ce6"/>
          <table:table-cell table:number-columns-repeated="8"/>
        </table:table-row>
        <table:table-row table:style-name="ro2">
          <table:table-cell table:style-name="ce3"/>
          <table:table-cell table:style-name="ce6"/>
          <table:table-cell table:number-columns-repeated="10"/>
          <table:table-cell table:style-name="ce6"/>
          <table:table-cell table:number-columns-repeated="8"/>
        </table:table-row>
        <table:table-row table:style-name="ro2">
          <table:table-cell table:style-name="ce5"/>
          <table:table-cell/>
          <table:table-cell table:style-name="ce8" table:number-columns-repeated="10"/>
          <table:table-cell table:number-columns-repeated="9"/>
        </table:table-row>
        <table:table-row table:style-name="ro2">
          <table:table-cell table:style-name="ce5"/>
          <table:table-cell/>
          <table:table-cell table:style-name="ce9" table:number-columns-repeated="9"/>
          <table:table-cell table:style-name="ce8"/>
          <table:table-cell table:number-columns-repeated="9"/>
        </table:table-row>
        <table:table-row table:style-name="ro2">
          <table:table-cell table:style-name="ce5"/>
          <table:table-cell/>
          <table:table-cell table:style-name="ce8" table:number-columns-repeated="11"/>
          <table:table-cell table:number-columns-repeated="8"/>
        </table:table-row>
      </table:table>
      <table:table table:name="DBLP" table:style-name="ta1" table:print="false">
        <table:table-column table:style-name="co1" table:default-cell-style-name="Default"/>
        <table:table-column table:style-name="co2" table:default-cell-style-name="ce8"/>
        <table:table-column table:style-name="co3" table:number-columns-repeated="10" table:default-cell-style-name="ce6"/>
        <table:table-column table:style-name="co3" table:number-columns-repeated="9" table:default-cell-style-name="Default"/>
        <table:table-row table:style-name="ro1">
          <table:table-cell table:style-name="ce1" office:value-type="string">
            <text:p>log(x)?</text:p>
          </table:table-cell>
          <table:table-cell table:style-name="ce6"/>
          <table:table-cell table:number-columns-repeated="10"/>
          <table:table-cell table:style-name="ce6" table:number-columns-repeated="9"/>
        </table:table-row>
        <table:table-row table:style-name="ro2">
          <table:table-cell table:style-name="ce2" office:value-type="string" table:number-columns-spanned="13" table:number-rows-spanned="1">
            <text:p>MP Sums</text:p>
          </table:table-cell>
          <table:covered-table-cell table:style-name="ce6"/>
          <table:covered-table-cell table:number-columns-repeated="10"/>
          <table:covered-table-cell table:style-name="ce6"/>
          <table:table-cell table:style-name="ce6" table:number-columns-repeated="8"/>
        </table:table-row>
        <table:table-row table:style-name="ro2">
          <table:table-cell table:style-name="ce1"/>
          <table:table-cell table:style-name="ce7"/>
          <table:table-cell table:number-columns-repeated="10"/>
          <table:table-cell table:style-name="ce6" table:number-columns-repeated="9"/>
        </table:table-row>
        <table:table-row table:style-name="ro2">
          <table:table-cell table:style-name="ce1"/>
          <table:table-cell table:style-name="ce6"/>
          <table:table-cell table:number-columns-repeated="10"/>
          <table:table-cell table:style-name="ce6" table:number-columns-repeated="9"/>
        </table:table-row>
        <table:table-row table:style-name="ro2">
          <table:table-cell table:style-name="ce3" office:value-type="string">
            <text:p>Group #</text:p>
          </table:table-cell>
          <table:table-cell table:style-name="ce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style-name="ce6" office:value-type="string">
            <text:p>Sigma</text:p>
          </table:table-cell>
          <table:table-cell table:style-name="ce6" table:number-columns-repeated="7"/>
        </table:table-row>
        <table:table-row table:style-name="ro2">
          <table:table-cell table:style-name="ce4" office:value-type="string">
            <text:p>CDHS</text:p>
          </table:table-cell>
          <table:table-cell table:formula="of:=(50364.1/10)" office:value-type="float" office:value="5036.41">
            <text:p>5036,41</text:p>
          </table:table-cell>
          <table:table-cell table:style-name="ce8" table:formula="of:=(170104/10)" office:value-type="float" office:value="17010.4">
            <text:p>17010,4</text:p>
          </table:table-cell>
          <table:table-cell table:style-name="ce8" table:formula="of:=(562599/10)" office:value-type="float" office:value="56259.9">
            <text:p>56259,9</text:p>
          </table:table-cell>
          <table:table-cell table:style-name="ce8" table:formula="of:=(1148980/10)" office:value-type="float" office:value="114898">
            <text:p>114898</text:p>
          </table:table-cell>
          <table:table-cell table:style-name="ce8" table:formula="of:=(1572280/10)" office:value-type="float" office:value="157228">
            <text:p>157228</text:p>
          </table:table-cell>
          <table:table-cell table:style-name="ce8" table:formula="of:=(1736600/10)" office:value-type="float" office:value="173660">
            <text:p>173660</text:p>
          </table:table-cell>
          <table:table-cell table:style-name="ce8" table:formula="of:=(1687810/10)" office:value-type="float" office:value="168781">
            <text:p>168781</text:p>
          </table:table-cell>
          <table:table-cell table:style-name="ce8" table:formula="of:=(1359790/10)" office:value-type="float" office:value="135979">
            <text:p>135979</text:p>
          </table:table-cell>
          <table:table-cell table:style-name="ce8" table:formula="of:=(707357/10)" office:value-type="float" office:value="70735.7">
            <text:p>70735,7</text:p>
          </table:table-cell>
          <table:table-cell table:style-name="ce8" table:formula="of:=(425875/10)" office:value-type="float" office:value="42587.5">
            <text:p>42587,5</text:p>
          </table:table-cell>
          <table:table-cell table:style-name="ce10" table:formula="of:=(0/10)" office:value-type="float" office:value="0">
            <text:p>0</text:p>
          </table:table-cell>
          <table:table-cell table:formula="of:=(0/10)" office:value-type="float" office:value="0">
            <text:p>0</text:p>
          </table:table-cell>
          <table:table-cell table:formula="of:=SUM([.B6:.M6])" office:value-type="float" office:value="942175.91">
            <text:p>942175,91</text:p>
          </table:table-cell>
          <table:table-cell table:number-columns-repeated="7"/>
        </table:table-row>
        <table:table-row table:style-name="ro2">
          <table:table-cell table:style-name="ce4" office:value-type="string">
            <text:p>Chaos</text:p>
          </table:table-cell>
          <table:table-cell table:formula="of:=(3406390/10)" office:value-type="float" office:value="340639">
            <text:p>340639</text:p>
          </table:table-cell>
          <table:table-cell table:style-name="ce8" table:formula="of:=(2659060/10)" office:value-type="float" office:value="265906">
            <text:p>265906</text:p>
          </table:table-cell>
          <table:table-cell table:style-name="ce8" table:formula="of:=(911214/10)" office:value-type="float" office:value="91121.4">
            <text:p>91121,4</text:p>
          </table:table-cell>
          <table:table-cell table:style-name="ce8" table:formula="of:=(1269240/10)" office:value-type="float" office:value="126924">
            <text:p>126924</text:p>
          </table:table-cell>
          <table:table-cell table:style-name="ce8" table:formula="of:=(602902/10)" office:value-type="float" office:value="60290.2">
            <text:p>60290,2</text:p>
          </table:table-cell>
          <table:table-cell table:style-name="ce8" table:formula="of:=(243958/10)" office:value-type="float" office:value="24395.8">
            <text:p>24395,8</text:p>
          </table:table-cell>
          <table:table-cell table:style-name="ce8" table:formula="of:=(205998/10)" office:value-type="float" office:value="20599.8">
            <text:p>20599,8</text:p>
          </table:table-cell>
          <table:table-cell table:style-name="ce8" table:formula="of:=(89769/10)" office:value-type="float" office:value="8976.9">
            <text:p>8976,9</text:p>
          </table:table-cell>
          <table:table-cell table:style-name="ce8" table:formula="of:=(18848.1/10)" office:value-type="float" office:value="1884.81">
            <text:p>1884,81</text:p>
          </table:table-cell>
          <table:table-cell table:style-name="ce8" table:formula="of:=(4805.44/10)" office:value-type="float" office:value="480.544">
            <text:p>480,544</text:p>
          </table:table-cell>
          <table:table-cell table:style-name="ce10" table:formula="of:=(4272.52/10)" office:value-type="float" office:value="427.252">
            <text:p>427,252</text:p>
          </table:table-cell>
          <table:table-cell table:formula="of:=(7893.1/10)" office:value-type="float" office:value="789.31">
            <text:p>789,31</text:p>
          </table:table-cell>
          <table:table-cell table:formula="of:=SUM([.B7:.M7])" office:value-type="float" office:value="942435.016">
            <text:p>942435,016</text:p>
          </table:table-cell>
          <table:table-cell table:number-columns-repeated="7"/>
        </table:table-row>
        <table:table-row table:style-name="ro2">
          <table:table-cell table:style-name="ce4" office:value-type="string">
            <text:p>Degrees</text:p>
          </table:table-cell>
          <table:table-cell table:formula="of:=(38098.5/10)" office:value-type="float" office:value="3809.85">
            <text:p>3809,85</text:p>
          </table:table-cell>
          <table:table-cell table:style-name="ce8" table:formula="of:=(106987/10)" office:value-type="float" office:value="10698.7">
            <text:p>10698,7</text:p>
          </table:table-cell>
          <table:table-cell table:style-name="ce8" table:formula="of:=(408708/10)" office:value-type="float" office:value="40870.8">
            <text:p>40870,8</text:p>
          </table:table-cell>
          <table:table-cell table:style-name="ce8" table:formula="of:=(1027760/10)" office:value-type="float" office:value="102776">
            <text:p>102776</text:p>
          </table:table-cell>
          <table:table-cell table:style-name="ce8" table:formula="of:=(1533430/10)" office:value-type="float" office:value="153343">
            <text:p>153343</text:p>
          </table:table-cell>
          <table:table-cell table:style-name="ce8" table:formula="of:=(1799450/10)" office:value-type="float" office:value="179945">
            <text:p>179945</text:p>
          </table:table-cell>
          <table:table-cell table:style-name="ce8" table:formula="of:=(1722630/10)" office:value-type="float" office:value="172263">
            <text:p>172263</text:p>
          </table:table-cell>
          <table:table-cell table:style-name="ce8" table:formula="of:=(1591340/10)" office:value-type="float" office:value="159134">
            <text:p>159134</text:p>
          </table:table-cell>
          <table:table-cell table:style-name="ce8" table:formula="of:=(894836/10)" office:value-type="float" office:value="89483.6">
            <text:p>89483,6</text:p>
          </table:table-cell>
          <table:table-cell table:style-name="ce8" table:formula="of:=(241736/10)" office:value-type="float" office:value="24173.6">
            <text:p>24173,6</text:p>
          </table:table-cell>
          <table:table-cell table:style-name="ce10" table:formula="of:=(60671/10)" office:value-type="float" office:value="6067.1">
            <text:p>6067,1</text:p>
          </table:table-cell>
          <table:table-cell table:formula="of:=(2.28217/10)" office:value-type="float" office:value="0.228217">
            <text:p>0,228217</text:p>
          </table:table-cell>
          <table:table-cell table:formula="of:=SUM([.B8:.M8])" office:value-type="float" office:value="942564.878217">
            <text:p>942564,878217</text:p>
          </table:table-cell>
          <table:table-cell table:style-name="ce8" table:number-columns-repeated="7"/>
        </table:table-row>
        <table:table-row table:style-name="ro2">
          <table:table-cell table:style-name="ce4" office:value-type="string">
            <text:p>Neighbourhood</text:p>
          </table:table-cell>
          <table:table-cell table:formula="of:=(45460.8/10)" office:value-type="float" office:value="4546.08">
            <text:p>4546,08</text:p>
          </table:table-cell>
          <table:table-cell table:style-name="ce8" table:formula="of:=(166133/10)" office:value-type="float" office:value="16613.3">
            <text:p>16613,3</text:p>
          </table:table-cell>
          <table:table-cell table:style-name="ce8" table:formula="of:=(544234/10)" office:value-type="float" office:value="54423.4">
            <text:p>54423,4</text:p>
          </table:table-cell>
          <table:table-cell table:style-name="ce8" table:formula="of:=(1133480/10)" office:value-type="float" office:value="113348">
            <text:p>113348</text:p>
          </table:table-cell>
          <table:table-cell table:style-name="ce8" table:formula="of:=(1549260/10)" office:value-type="float" office:value="154926">
            <text:p>154926</text:p>
          </table:table-cell>
          <table:table-cell table:style-name="ce8" table:formula="of:=(1724610/10)" office:value-type="float" office:value="172461">
            <text:p>172461</text:p>
          </table:table-cell>
          <table:table-cell table:style-name="ce8" table:formula="of:=(1672460/10)" office:value-type="float" office:value="167246">
            <text:p>167246</text:p>
          </table:table-cell>
          <table:table-cell table:style-name="ce8" table:formula="of:=(1393020/10)" office:value-type="float" office:value="139302">
            <text:p>139302</text:p>
          </table:table-cell>
          <table:table-cell table:style-name="ce8" table:formula="of:=(861080/10)" office:value-type="float" office:value="86108">
            <text:p>86108</text:p>
          </table:table-cell>
          <table:table-cell table:style-name="ce8" table:formula="of:=(331926/10)" office:value-type="float" office:value="33192.6">
            <text:p>33192,6</text:p>
          </table:table-cell>
          <table:table-cell table:style-name="ce10" table:formula="of:=(0/10)" office:value-type="float" office:value="0">
            <text:p>0</text:p>
          </table:table-cell>
          <table:table-cell table:formula="of:=(0/10)" office:value-type="float" office:value="0">
            <text:p>0</text:p>
          </table:table-cell>
          <table:table-cell table:formula="of:=SUM([.B9:.M9])" office:value-type="float" office:value="942166.38">
            <text:p>942166,38</text:p>
          </table:table-cell>
          <table:table-cell table:number-columns-repeated="7"/>
        </table:table-row>
        <table:table-row table:style-name="ro2">
          <table:table-cell table:style-name="ce4"/>
          <table:table-cell/>
          <table:table-cell table:style-name="ce8" table:number-columns-repeated="9"/>
          <table:table-cell table:style-name="ce10"/>
          <table:table-cell table:number-columns-repeated="9"/>
        </table:table-row>
        <table:table-row table:style-name="ro2">
          <table:table-cell table:style-name="ce3"/>
          <table:table-cell table:style-name="ce6"/>
          <table:table-cell table:number-columns-repeated="19"/>
        </table:table-row>
        <table:table-row table:style-name="ro2">
          <table:table-cell table:style-name="ce2" office:value-type="string" table:number-columns-spanned="13" table:number-rows-spanned="1">
            <text:p>Group Sizes</text:p>
          </table:table-cell>
          <table:covered-table-cell table:style-name="ce6"/>
          <table:covered-table-cell table:number-columns-repeated="10"/>
          <table:covered-table-cell table:style-name="ce6"/>
          <table:table-cell table:style-name="ce6" table:number-columns-repeated="8"/>
        </table:table-row>
        <table:table-row table:style-name="ro2">
          <table:table-cell table:style-name="ce1"/>
          <table:table-cell table:style-name="ce7"/>
          <table:table-cell table:number-columns-repeated="10"/>
          <table:table-cell table:style-name="ce6" table:number-columns-repeated="9"/>
        </table:table-row>
        <table:table-row table:style-name="ro2">
          <table:table-cell table:style-name="ce1"/>
          <table:table-cell table:style-name="ce6"/>
          <table:table-cell table:number-columns-repeated="10"/>
          <table:table-cell table:style-name="ce6"/>
          <table:table-cell table:number-columns-repeated="8"/>
        </table:table-row>
        <table:table-row table:style-name="ro2">
          <table:table-cell table:style-name="ce3" office:value-type="string">
            <text:p>Group #</text:p>
          </table:table-cell>
          <table:table-cell table:style-name="ce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style-name="ce6" office:value-type="string">
            <text:p>Sigma</text:p>
          </table:table-cell>
          <table:table-cell table:number-columns-repeated="7"/>
        </table:table-row>
        <table:table-row table:style-name="ro2">
          <table:table-cell table:style-name="ce4" office:value-type="string">
            <text:p>CDHS</text:p>
          </table:table-cell>
          <table:table-cell table:formula="of:=(375/10)" office:value-type="float" office:value="37.5">
            <text:p>37,5</text:p>
          </table:table-cell>
          <table:table-cell table:style-name="ce9" table:formula="of:=(2487/10)" office:value-type="float" office:value="248.7">
            <text:p>248,7</text:p>
          </table:table-cell>
          <table:table-cell table:style-name="ce9" table:formula="of:=(16043/10)" office:value-type="float" office:value="1604.3">
            <text:p>1604,3</text:p>
          </table:table-cell>
          <table:table-cell table:style-name="ce9" table:formula="of:=(63081/10)" office:value-type="float" office:value="6308.1">
            <text:p>6308,1</text:p>
          </table:table-cell>
          <table:table-cell table:style-name="ce9" table:formula="of:=(169954/10)" office:value-type="float" office:value="16995.4">
            <text:p>16995,4</text:p>
          </table:table-cell>
          <table:table-cell table:style-name="ce9" table:formula="of:=(370055/10)" office:value-type="float" office:value="37005.5">
            <text:p>37005,5</text:p>
          </table:table-cell>
          <table:table-cell table:style-name="ce9" table:formula="of:=(713784/10)" office:value-type="float" office:value="71378.4">
            <text:p>71378,4</text:p>
          </table:table-cell>
          <table:table-cell table:style-name="ce9" table:formula="of:=(1110677/10)" office:value-type="float" office:value="111067.7">
            <text:p>111067,7</text:p>
          </table:table-cell>
          <table:table-cell table:style-name="ce9" table:formula="of:=(1039198/10)" office:value-type="float" office:value="103919.8">
            <text:p>103919,8</text:p>
          </table:table-cell>
          <table:table-cell table:style-name="ce9" table:formula="of:=(1228999/10)" office:value-type="float" office:value="122899.9">
            <text:p>122899,9</text:p>
          </table:table-cell>
          <table:table-cell table:style-name="ce10" table:formula="of:=(801063/10)" office:value-type="float" office:value="80106.3">
            <text:p>80106,3</text:p>
          </table:table-cell>
          <table:table-cell table:formula="of:=(10/10)" office:value-type="float" office:value="1">
            <text:p>1</text:p>
          </table:table-cell>
          <table:table-cell table:style-name="ce8" table:formula="of:=SUM([.B16:.M16])" office:value-type="float" office:value="551572.6">
            <text:p>551572,6</text:p>
          </table:table-cell>
          <table:table-cell table:style-name="ce8" table:number-columns-repeated="7"/>
        </table:table-row>
        <table:table-row table:style-name="ro2">
          <table:table-cell table:style-name="ce4" office:value-type="string">
            <text:p>Chaos</text:p>
          </table:table-cell>
          <table:table-cell table:formula="of:=(1991234/10)" office:value-type="float" office:value="199123.4">
            <text:p>199123,4</text:p>
          </table:table-cell>
          <table:table-cell table:style-name="ce9" table:formula="of:=(1559402/10)" office:value-type="float" office:value="155940.2">
            <text:p>155940,2</text:p>
          </table:table-cell>
          <table:table-cell table:style-name="ce9" table:formula="of:=(533715/10)" office:value-type="float" office:value="53371.5">
            <text:p>53371,5</text:p>
          </table:table-cell>
          <table:table-cell table:style-name="ce9" table:formula="of:=(741349/10)" office:value-type="float" office:value="74134.9">
            <text:p>74134,9</text:p>
          </table:table-cell>
          <table:table-cell table:style-name="ce9" table:formula="of:=(354605/10)" office:value-type="float" office:value="35460.5">
            <text:p>35460,5</text:p>
          </table:table-cell>
          <table:table-cell table:style-name="ce9" table:formula="of:=(141275/10)" office:value-type="float" office:value="14127.5">
            <text:p>14127,5</text:p>
          </table:table-cell>
          <table:table-cell table:style-name="ce9" table:formula="of:=(120805/10)" office:value-type="float" office:value="12080.5">
            <text:p>12080,5</text:p>
          </table:table-cell>
          <table:table-cell table:style-name="ce9" table:formula="of:=(53151/10)" office:value-type="float" office:value="5315.1">
            <text:p>5315,1</text:p>
          </table:table-cell>
          <table:table-cell table:style-name="ce9" table:formula="of:=(10748/10)" office:value-type="float" office:value="1074.8">
            <text:p>1074,8</text:p>
          </table:table-cell>
          <table:table-cell table:style-name="ce9" table:formula="of:=(2726/10)" office:value-type="float" office:value="272.6">
            <text:p>272,6</text:p>
          </table:table-cell>
          <table:table-cell table:style-name="ce10" table:formula="of:=(2508/10)" office:value-type="float" office:value="250.8">
            <text:p>250,8</text:p>
          </table:table-cell>
          <table:table-cell table:formula="of:=(4422/10)" office:value-type="float" office:value="442.2">
            <text:p>442,2</text:p>
          </table:table-cell>
          <table:table-cell table:style-name="ce8" table:formula="of:=SUM([.B17:.M17])" office:value-type="float" office:value="551594">
            <text:p>551594</text:p>
          </table:table-cell>
          <table:table-cell table:number-columns-repeated="7"/>
        </table:table-row>
        <table:table-row table:style-name="ro2">
          <table:table-cell table:style-name="ce4" office:value-type="string">
            <text:p>Degrees</text:p>
          </table:table-cell>
          <table:table-cell table:formula="of:=(268/10)" office:value-type="float" office:value="26.8">
            <text:p>26,8</text:p>
          </table:table-cell>
          <table:table-cell table:style-name="ce9" table:formula="of:=(1360/10)" office:value-type="float" office:value="136">
            <text:p>136</text:p>
          </table:table-cell>
          <table:table-cell table:style-name="ce9" table:formula="of:=(10343/10)" office:value-type="float" office:value="1034.3">
            <text:p>1034,3</text:p>
          </table:table-cell>
          <table:table-cell table:style-name="ce9" table:formula="of:=(49466/10)" office:value-type="float" office:value="4946.6">
            <text:p>4946,6</text:p>
          </table:table-cell>
          <table:table-cell table:style-name="ce9" table:formula="of:=(149616/10)" office:value-type="float" office:value="14961.6">
            <text:p>14961,6</text:p>
          </table:table-cell>
          <table:table-cell table:style-name="ce9" table:formula="of:=(360660/10)" office:value-type="float" office:value="36066">
            <text:p>36066</text:p>
          </table:table-cell>
          <table:table-cell table:style-name="ce9" table:formula="of:=(721539/10)" office:value-type="float" office:value="72153.9">
            <text:p>72153,9</text:p>
          </table:table-cell>
          <table:table-cell table:style-name="ce9" table:formula="of:=(1398635/10)" office:value-type="float" office:value="139863.5">
            <text:p>139863,5</text:p>
          </table:table-cell>
          <table:table-cell table:style-name="ce9" table:formula="of:=(1645074/10)" office:value-type="float" office:value="164507.4">
            <text:p>164507,4</text:p>
          </table:table-cell>
          <table:table-cell table:style-name="ce9" table:formula="of:=(863483/10)" office:value-type="float" office:value="86348.3">
            <text:p>86348,3</text:p>
          </table:table-cell>
          <table:table-cell table:style-name="ce10" table:formula="of:=(316475/10)" office:value-type="float" office:value="31647.5">
            <text:p>31647,5</text:p>
          </table:table-cell>
          <table:table-cell table:formula="of:=(10/10)" office:value-type="float" office:value="1">
            <text:p>1</text:p>
          </table:table-cell>
          <table:table-cell table:style-name="ce8" table:formula="of:=SUM([.B18:.M18])" office:value-type="float" office:value="551692.9">
            <text:p>551692,9</text:p>
          </table:table-cell>
          <table:table-cell table:number-columns-repeated="7"/>
        </table:table-row>
        <table:table-row table:style-name="ro2">
          <table:table-cell table:style-name="ce4" office:value-type="string">
            <text:p>Neighbourhood</text:p>
          </table:table-cell>
          <table:table-cell table:formula="of:=(334/10)" office:value-type="float" office:value="33.4">
            <text:p>33,4</text:p>
          </table:table-cell>
          <table:table-cell table:style-name="ce9" table:formula="of:=(2411/10)" office:value-type="float" office:value="241.1">
            <text:p>241,1</text:p>
          </table:table-cell>
          <table:table-cell table:style-name="ce9" table:formula="of:=(15450/10)" office:value-type="float" office:value="1545">
            <text:p>1545</text:p>
          </table:table-cell>
          <table:table-cell table:style-name="ce9" table:formula="of:=(61545/10)" office:value-type="float" office:value="6154.5">
            <text:p>6154,5</text:p>
          </table:table-cell>
          <table:table-cell table:style-name="ce9" table:formula="of:=(164895/10)" office:value-type="float" office:value="16489.5">
            <text:p>16489,5</text:p>
          </table:table-cell>
          <table:table-cell table:style-name="ce9" table:formula="of:=(360521/10)" office:value-type="float" office:value="36052.1">
            <text:p>36052,1</text:p>
          </table:table-cell>
          <table:table-cell table:style-name="ce9" table:formula="of:=(690770/10)" office:value-type="float" office:value="69077">
            <text:p>69077</text:p>
          </table:table-cell>
          <table:table-cell table:style-name="ce9" table:formula="of:=(1127989/10)" office:value-type="float" office:value="112798.9">
            <text:p>112798,9</text:p>
          </table:table-cell>
          <table:table-cell table:style-name="ce9" table:formula="of:=(1353939/10)" office:value-type="float" office:value="135393.9">
            <text:p>135393,9</text:p>
          </table:table-cell>
          <table:table-cell table:style-name="ce9" table:formula="of:=(1011813/10)" office:value-type="float" office:value="101181.3">
            <text:p>101181,3</text:p>
          </table:table-cell>
          <table:table-cell table:style-name="ce10" table:formula="of:=(244878/10)" office:value-type="float" office:value="24487.8">
            <text:p>24487,8</text:p>
          </table:table-cell>
          <table:table-cell table:formula="of:=(481267/10)" office:value-type="float" office:value="48126.7">
            <text:p>48126,7</text:p>
          </table:table-cell>
          <table:table-cell table:style-name="ce8" table:formula="of:=SUM([.B19:.M19])" office:value-type="float" office:value="551581.2">
            <text:p>551581,2</text:p>
          </table:table-cell>
          <table:table-cell table:style-name="ce6" table:number-columns-repeated="7"/>
        </table:table-row>
        <table:table-row table:style-name="ro2">
          <table:table-cell table:style-name="ce3"/>
          <table:table-cell table:style-name="ce6"/>
          <table:table-cell table:number-columns-repeated="10"/>
          <table:table-cell table:style-name="ce6" table:number-columns-repeated="9"/>
        </table:table-row>
        <table:table-row table:style-name="ro2">
          <table:table-cell table:style-name="ce5"/>
          <table:table-cell/>
          <table:table-cell table:style-name="ce8" table:number-columns-repeated="9"/>
          <table:table-cell table:style-name="ce10"/>
          <table:table-cell table:number-columns-repeated="9"/>
        </table:table-row>
        <table:table-row table:style-name="ro2">
          <table:table-cell table:style-name="ce2" office:value-type="string" table:number-columns-spanned="13" table:number-rows-spanned="1">
            <text:p>MP Sum / Group Size Quotients</text:p>
          </table:table-cell>
          <table:covered-table-cell table:style-name="ce6"/>
          <table:covered-table-cell table:number-columns-repeated="10"/>
          <table:covered-table-cell table:style-name="ce6"/>
          <table:table-cell table:number-columns-repeated="8"/>
        </table:table-row>
        <table:table-row table:style-name="ro2">
          <table:table-cell table:style-name="ce1"/>
          <table:table-cell table:style-name="ce7"/>
          <table:table-cell table:number-columns-repeated="10"/>
          <table:table-cell table:style-name="ce6"/>
          <table:table-cell table:style-name="ce8" table:number-columns-repeated="8"/>
        </table:table-row>
        <table:table-row table:style-name="ro2">
          <table:table-cell table:style-name="ce1"/>
          <table:table-cell table:style-name="ce6"/>
          <table:table-cell table:number-columns-repeated="10"/>
          <table:table-cell table:style-name="ce6"/>
          <table:table-cell table:number-columns-repeated="8"/>
        </table:table-row>
        <table:table-row table:style-name="ro2">
          <table:table-cell table:style-name="ce3" office:value-type="string">
            <text:p>Group #</text:p>
          </table:table-cell>
          <table:table-cell table:style-name="ce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number-columns-repeated="8"/>
        </table:table-row>
        <table:table-row table:style-name="ro3">
          <table:table-cell table:style-name="ce4" office:value-type="string">
            <text:p>CDHS</text:p>
          </table:table-cell>
          <table:table-cell table:formula="of:=[.B6]/[.B16]" office:value-type="float" office:value="134.304266666667">
            <text:p>134,3042666667</text:p>
          </table:table-cell>
          <table:table-cell table:style-name="ce8" table:formula="of:=[.C6]/[.C16]" office:value-type="float" office:value="68.3972657820668">
            <text:p>68,3972657821</text:p>
          </table:table-cell>
          <table:table-cell table:style-name="ce8" table:formula="of:=[.D6]/[.D16]" office:value-type="float" office:value="35.068191734713">
            <text:p>35,0681917347</text:p>
          </table:table-cell>
          <table:table-cell table:style-name="ce8" table:formula="of:=[.E6]/[.E16]" office:value-type="float" office:value="18.2143593158003">
            <text:p>18,2143593158</text:p>
          </table:table-cell>
          <table:table-cell table:style-name="ce8" table:formula="of:=[.F6]/[.F16]" office:value-type="float" office:value="9.25120915071137">
            <text:p>9,2512091507</text:p>
          </table:table-cell>
          <table:table-cell table:style-name="ce8" table:formula="of:=[.G6]/[.G16]" office:value-type="float" office:value="4.69281593276675">
            <text:p>4,6928159328</text:p>
          </table:table-cell>
          <table:table-cell table:style-name="ce8" table:formula="of:=[.H6]/[.H16]" office:value-type="float" office:value="2.36459489145176">
            <text:p>2,3645948915</text:p>
          </table:table-cell>
          <table:table-cell table:style-name="ce8" table:formula="of:=[.I6]/[.I16]" office:value-type="float" office:value="1.22428932984117">
            <text:p>1,2242893298</text:p>
          </table:table-cell>
          <table:table-cell table:style-name="ce8" table:formula="of:=[.J6]/[.J16]" office:value-type="float" office:value="0.680675867351554">
            <text:p>0,6806758674</text:p>
          </table:table-cell>
          <table:table-cell table:style-name="ce8" table:formula="of:=[.K6]/[.K16]" office:value-type="float" office:value="0.346521844200036">
            <text:p>0,3465218442</text:p>
          </table:table-cell>
          <table:table-cell table:style-name="ce8" table:formula="of:=[.L6]/[.L16]" office:value-type="float" office:value="0">
            <text:p>0</text:p>
          </table:table-cell>
          <table:table-cell table:style-name="ce8" table:formula="of:=[.M6]/[.M16]" office:value-type="float" office:value="0">
            <text:p>0</text:p>
          </table:table-cell>
          <table:table-cell table:style-name="ce6" table:number-columns-repeated="8"/>
        </table:table-row>
        <table:table-row table:style-name="ro2">
          <table:table-cell table:style-name="ce4" office:value-type="string">
            <text:p>Chaos</text:p>
          </table:table-cell>
          <table:table-cell table:formula="of:=[.B7]/[.B17]" office:value-type="float" office:value="1.71069296727557">
            <text:p>1,7106929673</text:p>
          </table:table-cell>
          <table:table-cell table:style-name="ce8" table:formula="of:=[.C7]/[.C17]" office:value-type="float" office:value="1.70517929308799">
            <text:p>1,7051792931</text:p>
          </table:table-cell>
          <table:table-cell table:style-name="ce8" table:formula="of:=[.D7]/[.D17]" office:value-type="float" office:value="1.70730446024564">
            <text:p>1,7073044602</text:p>
          </table:table-cell>
          <table:table-cell table:style-name="ce8" table:formula="of:=[.E7]/[.E17]" office:value-type="float" office:value="1.71206813525074">
            <text:p>1,7120681353</text:p>
          </table:table-cell>
          <table:table-cell table:style-name="ce8" table:formula="of:=[.F7]/[.F17]" office:value-type="float" office:value="1.70020727288109">
            <text:p>1,7002072729</text:p>
          </table:table-cell>
          <table:table-cell table:style-name="ce8" table:formula="of:=[.G7]/[.G17]" office:value-type="float" office:value="1.72683064944258">
            <text:p>1,7268306494</text:p>
          </table:table-cell>
          <table:table-cell table:style-name="ce8" table:formula="of:=[.H7]/[.H17]" office:value-type="float" office:value="1.70521087703324">
            <text:p>1,705210877</text:p>
          </table:table-cell>
          <table:table-cell table:style-name="ce8" table:formula="of:=[.I7]/[.I17]" office:value-type="float" office:value="1.68894282327708">
            <text:p>1,6889428233</text:p>
          </table:table-cell>
          <table:table-cell table:style-name="ce8" table:formula="of:=[.J7]/[.J17]" office:value-type="float" office:value="1.75363788611835">
            <text:p>1,7536378861</text:p>
          </table:table-cell>
          <table:table-cell table:style-name="ce8" table:formula="of:=[.K7]/[.K17]" office:value-type="float" office:value="1.76281731474688">
            <text:p>1,7628173147</text:p>
          </table:table-cell>
          <table:table-cell table:style-name="ce8" table:formula="of:=[.L7]/[.L17]" office:value-type="float" office:value="1.70355661881978">
            <text:p>1,7035566188</text:p>
          </table:table-cell>
          <table:table-cell table:style-name="ce8" table:formula="of:=[.M7]/[.M17]" office:value-type="float" office:value="1.78496155585708">
            <text:p>1,7849615559</text:p>
          </table:table-cell>
          <table:table-cell table:style-name="ce6" table:number-columns-repeated="8"/>
        </table:table-row>
        <table:table-row table:style-name="ro2">
          <table:table-cell table:style-name="ce4" office:value-type="string">
            <text:p>Degrees</text:p>
          </table:table-cell>
          <table:table-cell table:formula="of:=[.B8]/[.B18]" office:value-type="float" office:value="142.158582089552">
            <text:p>142,1585820896</text:p>
          </table:table-cell>
          <table:table-cell table:style-name="ce8" table:formula="of:=[.C8]/[.C18]" office:value-type="float" office:value="78.6669117647059">
            <text:p>78,6669117647</text:p>
          </table:table-cell>
          <table:table-cell table:style-name="ce8" table:formula="of:=[.D8]/[.D18]" office:value-type="float" office:value="39.5154210577202">
            <text:p>39,5154210577</text:p>
          </table:table-cell>
          <table:table-cell table:style-name="ce8" table:formula="of:=[.E8]/[.E18]" office:value-type="float" office:value="20.7770994218251">
            <text:p>20,7770994218</text:p>
          </table:table-cell>
          <table:table-cell table:style-name="ce8" table:formula="of:=[.F8]/[.F18]" office:value-type="float" office:value="10.2491043738638">
            <text:p>10,2491043739</text:p>
          </table:table-cell>
          <table:table-cell table:style-name="ce8" table:formula="of:=[.G8]/[.G18]" office:value-type="float" office:value="4.9893251261576">
            <text:p>4,9893251262</text:p>
          </table:table-cell>
          <table:table-cell table:style-name="ce8" table:formula="of:=[.H8]/[.H18]" office:value-type="float" office:value="2.38743851683693">
            <text:p>2,3874385168</text:p>
          </table:table-cell>
          <table:table-cell table:style-name="ce8" table:formula="of:=[.I8]/[.I18]" office:value-type="float" office:value="1.13778076481713">
            <text:p>1,1377807648</text:p>
          </table:table-cell>
          <table:table-cell table:style-name="ce8" table:formula="of:=[.J8]/[.J18]" office:value-type="float" office:value="0.543948782851106">
            <text:p>0,5439487829</text:p>
          </table:table-cell>
          <table:table-cell table:style-name="ce8" table:formula="of:=[.K8]/[.K18]" office:value-type="float" office:value="0.279954556140654">
            <text:p>0,2799545561</text:p>
          </table:table-cell>
          <table:table-cell table:style-name="ce8" table:formula="of:=[.L8]/[.L18]" office:value-type="float" office:value="0.191708665771388">
            <text:p>0,1917086658</text:p>
          </table:table-cell>
          <table:table-cell table:style-name="ce8" table:formula="of:=[.M8]/[.M18]" office:value-type="float" office:value="0.228217">
            <text:p>0,228217</text:p>
          </table:table-cell>
          <table:table-cell table:number-columns-repeated="8"/>
        </table:table-row>
        <table:table-row table:style-name="ro2">
          <table:table-cell table:style-name="ce4" office:value-type="string">
            <text:p>Neighbourhood</text:p>
          </table:table-cell>
          <table:table-cell table:formula="of:=[.B9]/[.B19]" office:value-type="float" office:value="136.110179640719">
            <text:p>136,1101796407</text:p>
          </table:table-cell>
          <table:table-cell table:style-name="ce8" table:formula="of:=[.C9]/[.C19]" office:value-type="float" office:value="68.9062629614268">
            <text:p>68,9062629614</text:p>
          </table:table-cell>
          <table:table-cell table:style-name="ce8" table:formula="of:=[.D9]/[.D19]" office:value-type="float" office:value="35.225501618123">
            <text:p>35,2255016181</text:p>
          </table:table-cell>
          <table:table-cell table:style-name="ce8" table:formula="of:=[.E9]/[.E19]" office:value-type="float" office:value="18.4170931838492">
            <text:p>18,4170931838</text:p>
          </table:table-cell>
          <table:table-cell table:style-name="ce8" table:formula="of:=[.F9]/[.F19]" office:value-type="float" office:value="9.39543345765487">
            <text:p>9,3954334577</text:p>
          </table:table-cell>
          <table:table-cell table:style-name="ce8" table:formula="of:=[.G9]/[.G19]" office:value-type="float" office:value="4.78366031382361">
            <text:p>4,7836603138</text:p>
          </table:table-cell>
          <table:table-cell table:style-name="ce8" table:formula="of:=[.H9]/[.H19]" office:value-type="float" office:value="2.42115320584276">
            <text:p>2,4211532058</text:p>
          </table:table-cell>
          <table:table-cell table:style-name="ce8" table:formula="of:=[.I9]/[.I19]" office:value-type="float" office:value="1.23495885154908">
            <text:p>1,2349588515</text:p>
          </table:table-cell>
          <table:table-cell table:style-name="ce8" table:formula="of:=[.J9]/[.J19]" office:value-type="float" office:value="0.635981384685721">
            <text:p>0,6359813847</text:p>
          </table:table-cell>
          <table:table-cell table:style-name="ce8" table:formula="of:=[.K9]/[.K19]" office:value-type="float" office:value="0.328050736647977">
            <text:p>0,3280507366</text:p>
          </table:table-cell>
          <table:table-cell table:style-name="ce8" table:formula="of:=[.L9]/[.L19]" office:value-type="float" office:value="0">
            <text:p>0</text:p>
          </table:table-cell>
          <table:table-cell table:style-name="ce8" table:formula="of:=[.M9]/[.M19]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5">
            <draw:frame table:end-cell-address="DBLP.G50" table:end-x="1.164cm" table:end-y="0.327cm" draw:z-index="0" draw:style-name="gr1" svg:width="15.999cm" svg:height="8.98cm" svg:x="0.448cm" svg:y="0.38cm">
              <draw:object draw:notify-on-update-of-ranges="DBLP.B5:DBLP.M5 DBLP.A6:DBLP.A6 DBLP.B6:DBLP.M6 DBLP.A7:DBLP.A7 DBLP.B7:DBLP.M7 DBLP.A8:DBLP.A8 DBLP.B8:DBLP.M8 DBLP.A9:DBLP.A9 DBLP.B9:DBLP.M9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/>
          <table:table-cell table:style-name="ce8" table:number-columns-repeated="4"/>
          <table:table-cell table:style-name="ce8">
            <draw:frame table:end-cell-address="DBLP.N50" table:end-x="1.905cm" table:end-y="0.318cm" draw:z-index="1" draw:style-name="gr1" svg:width="15.999cm" svg:height="8.98cm" svg:x="1.713cm" svg:y="0.371cm">
              <draw:object draw:notify-on-update-of-ranges="DBLP.B15:DBLP.M15 DBLP.A16:DBLP.A16 DBLP.B16:DBLP.M16 DBLP.A17:DBLP.A17 DBLP.B17:DBLP.M17 DBLP.A18:DBLP.A18 DBLP.B18:DBLP.M18 DBLP.A19:DBLP.A19 DBLP.B19:DBLP.M19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style-name="ce8" table:number-columns-repeated="14"/>
        </table:table-row>
        <table:table-row table:style-name="ro2" table:number-rows-repeated="15">
          <table:table-cell/>
          <table:table-cell table:style-name="Default" table:number-columns-repeated="11"/>
          <table:table-cell table:number-columns-repeated="9"/>
        </table:table-row>
        <table:table-row table:style-name="ro2">
          <table:table-cell table:style-name="ce1"/>
          <table:table-cell table:style-name="ce6"/>
          <table:table-cell table:number-columns-repeated="10"/>
          <table:table-cell table:style-name="ce6"/>
          <table:table-cell table:number-columns-repeated="8"/>
        </table:table-row>
        <table:table-row table:style-name="ro2">
          <table:table-cell table:style-name="ce3"/>
          <table:table-cell table:style-name="ce6"/>
          <table:table-cell table:number-columns-repeated="10"/>
          <table:table-cell table:style-name="ce6"/>
          <table:table-cell table:number-columns-repeated="8"/>
        </table:table-row>
        <table:table-row table:style-name="ro2">
          <table:table-cell table:style-name="ce5"/>
          <table:table-cell/>
          <table:table-cell table:style-name="ce8" table:number-columns-repeated="10"/>
          <table:table-cell table:number-columns-repeated="9"/>
        </table:table-row>
        <table:table-row table:style-name="ro2">
          <table:table-cell table:style-name="ce5"/>
          <table:table-cell/>
          <table:table-cell table:style-name="ce9" table:number-columns-repeated="9"/>
          <table:table-cell table:style-name="ce8"/>
          <table:table-cell table:number-columns-repeated="9"/>
        </table:table-row>
        <table:table-row table:style-name="ro2">
          <table:table-cell table:style-name="ce5"/>
          <table:table-cell/>
          <table:table-cell table:style-name="ce8" table:number-columns-repeated="11"/>
          <table:table-cell table:number-columns-repeated="8"/>
        </table:table-row>
        <table:table-row table:style-name="ro2">
          <table:table-cell table:style-name="ce5"/>
          <table:table-cell/>
          <table:table-cell table:style-name="ce9"/>
          <table:table-cell table:style-name="ce9">
            <draw:frame table:end-cell-address="DBLP.K71" table:end-x="1.034cm" table:end-y="0.208cm" draw:z-index="2" draw:style-name="gr1" svg:width="15.999cm" svg:height="8.942cm" svg:x="0.842cm" svg:y="0.299cm">
              <draw:object draw:notify-on-update-of-ranges="DBLP.B25:DBLP.M25 DBLP.A26:DBLP.A26 DBLP.B26:DBLP.M26 DBLP.A27:DBLP.A27 DBLP.B27:DBLP.M27 DBLP.A28:DBLP.A28 DBLP.B28:DBLP.M28 DBLP.A29:DBLP.A29 DBLP.B29:DBLP.M29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style-name="ce9" table:number-columns-repeated="7"/>
          <table:table-cell table:style-name="ce8"/>
          <table:table-cell table:number-columns-repeated="9"/>
        </table:table-row>
        <table:table-row table:style-name="ro2">
          <table:table-cell table:style-name="ce3"/>
          <table:table-cell table:style-name="ce6"/>
          <table:table-cell table:number-columns-repeated="19"/>
        </table:table-row>
        <table:table-row table:style-name="ro2">
          <table:table-cell table:style-name="ce1"/>
          <table:table-cell table:style-name="ce6"/>
          <table:table-cell table:number-columns-repeated="10"/>
          <table:table-cell table:style-name="ce6"/>
          <table:table-cell table:number-columns-repeated="8"/>
        </table:table-row>
        <table:table-row table:style-name="ro2">
          <table:table-cell table:style-name="ce3"/>
          <table:table-cell table:style-name="ce6"/>
          <table:table-cell table:number-columns-repeated="10"/>
          <table:table-cell table:style-name="ce6"/>
          <table:table-cell table:number-columns-repeated="8"/>
        </table:table-row>
        <table:table-row table:style-name="ro2">
          <table:table-cell table:style-name="ce5"/>
          <table:table-cell/>
          <table:table-cell table:style-name="ce8" table:number-columns-repeated="10"/>
          <table:table-cell table:number-columns-repeated="9"/>
        </table:table-row>
        <table:table-row table:style-name="ro2">
          <table:table-cell table:style-name="ce5"/>
          <table:table-cell/>
          <table:table-cell table:style-name="ce9" table:number-columns-repeated="9"/>
          <table:table-cell table:style-name="ce8"/>
          <table:table-cell table:number-columns-repeated="9"/>
        </table:table-row>
        <table:table-row table:style-name="ro2">
          <table:table-cell table:style-name="ce5"/>
          <table:table-cell/>
          <table:table-cell table:style-name="ce8" table:number-columns-repeated="11"/>
          <table:table-cell table:number-columns-repeated="8"/>
        </table:table-row>
        <table:table-row table:style-name="ro2" table:number-rows-repeated="2">
          <table:table-cell/>
          <table:table-cell table:style-name="Default" table:number-columns-repeated="11"/>
          <table:table-cell table:number-columns-repeated="9"/>
        </table:table-row>
        <table:table-row table:style-name="ro2">
          <table:table-cell table:style-name="ce1"/>
          <table:table-cell table:style-name="ce6"/>
          <table:table-cell table:number-columns-repeated="10"/>
          <table:table-cell table:style-name="ce6"/>
          <table:table-cell table:number-columns-repeated="8"/>
        </table:table-row>
        <table:table-row table:style-name="ro2">
          <table:table-cell table:style-name="ce3"/>
          <table:table-cell table:style-name="ce6"/>
          <table:table-cell table:number-columns-repeated="10"/>
          <table:table-cell table:style-name="ce6"/>
          <table:table-cell table:number-columns-repeated="8"/>
        </table:table-row>
        <table:table-row table:style-name="ro2">
          <table:table-cell table:style-name="ce5"/>
          <table:table-cell/>
          <table:table-cell table:style-name="ce8" table:number-columns-repeated="10"/>
          <table:table-cell table:number-columns-repeated="9"/>
        </table:table-row>
        <table:table-row table:style-name="ro2">
          <table:table-cell table:style-name="ce5"/>
          <table:table-cell/>
          <table:table-cell table:style-name="ce9" table:number-columns-repeated="9"/>
          <table:table-cell table:style-name="ce8"/>
          <table:table-cell table:number-columns-repeated="9"/>
        </table:table-row>
        <table:table-row table:style-name="ro2">
          <table:table-cell table:style-name="ce5"/>
          <table:table-cell/>
          <table:table-cell table:style-name="ce8" table:number-columns-repeated="11"/>
          <table:table-cell table:number-columns-repeated="8"/>
        </table:table-row>
        <table:table-row table:style-name="ro2" table:number-rows-repeated="2">
          <table:table-cell/>
          <table:table-cell table:style-name="Default" table:number-columns-repeated="11"/>
          <table:table-cell table:number-columns-repeated="9"/>
        </table:table-row>
        <table:table-row table:style-name="ro2">
          <table:table-cell table:style-name="ce1"/>
          <table:table-cell table:style-name="ce6"/>
          <table:table-cell table:number-columns-repeated="10"/>
          <table:table-cell table:style-name="ce6"/>
          <table:table-cell table:number-columns-repeated="8"/>
        </table:table-row>
        <table:table-row table:style-name="ro2">
          <table:table-cell table:style-name="ce3"/>
          <table:table-cell table:style-name="ce6"/>
          <table:table-cell table:number-columns-repeated="10"/>
          <table:table-cell table:style-name="ce6"/>
          <table:table-cell table:number-columns-repeated="8"/>
        </table:table-row>
        <table:table-row table:style-name="ro2">
          <table:table-cell table:style-name="ce5"/>
          <table:table-cell/>
          <table:table-cell table:style-name="ce8" table:number-columns-repeated="10"/>
          <table:table-cell table:number-columns-repeated="9"/>
        </table:table-row>
        <table:table-row table:style-name="ro2">
          <table:table-cell table:style-name="ce5"/>
          <table:table-cell/>
          <table:table-cell table:style-name="ce9" table:number-columns-repeated="9"/>
          <table:table-cell table:style-name="ce8"/>
          <table:table-cell table:number-columns-repeated="9"/>
        </table:table-row>
        <table:table-row table:style-name="ro2">
          <table:table-cell table:style-name="ce5"/>
          <table:table-cell/>
          <table:table-cell table:style-name="ce8" table:number-columns-repeated="11"/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AT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5">05.12.2013</text:date>, <text:time>17:16:5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. M.</meta:initial-creator>
    <meta:creation-date>2013-10-02T23:19:13.81</meta:creation-date>
    <meta:generator>OpenOffice.org/3.3$Win32 OpenOffice.org_project/330m20$Build-9567</meta:generator>
    <dc:date>2013-12-05T17:16:58.98</dc:date>
    <dc:creator>R. M.</dc:creator>
    <meta:editing-duration>PT5H30M</meta:editing-duration>
    <meta:editing-cycles>66</meta:editing-cycles>
    <meta:document-statistic meta:table-count="2" meta:cell-count="421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8.981cm" xlink:href=".." xlink:type="simple" chart:class="chart:line" chart:style-name="ch1">
        <chart:title svg:x="6.991cm" svg:y="0.315cm" chart:style-name="ch2">
          <text:p>MP Sums</text:p>
        </chart:title>
        <chart:legend chart:legend-position="end" svg:x="12.916cm" svg:y="3.468cm" chart:style-name="ch3"/>
        <chart:plot-area chart:style-name="ch4" table:cell-range-address="Advogato.A5:Advogato.M9" chart:data-source-has-labels="both" svg:x="1.358cm" svg:y="1.631cm" svg:width="10.918cm" svg:height="6.163cm">
          <chartooo:coordinate-region svg:x="2.35cm" svg:y="1.843cm" svg:width="9.739cm" svg:height="5.278cm"/>
          <chart:axis chart:dimension="x" chart:name="primary-x" chart:style-name="ch5">
            <chart:title svg:x="6.178cm" svg:y="7.974cm" chart:style-name="ch6">
              <text:p>Group #</text:p>
            </chart:title>
            <chart:categories table:cell-range-address="Advogato.B5:Advogato.M5"/>
          </chart:axis>
          <chart:axis chart:dimension="y" chart:name="primary-y" chart:style-name="ch5">
            <chart:title svg:x="0.451cm" svg:y="5.365cm" chart:style-name="ch7">
              <text:p>MP sum</text:p>
            </chart:title>
            <chart:grid chart:style-name="ch8" chart:class="major"/>
          </chart:axis>
          <chart:series chart:style-name="ch9" chart:values-cell-range-address="Advogato.B6:Advogato.M6" chart:label-cell-address="Advogato.A6:Advogato.A6" chart:class="chart:line">
            <chart:data-point chart:repeated="12"/>
          </chart:series>
          <chart:series chart:style-name="ch10" chart:values-cell-range-address="Advogato.B7:Advogato.M7" chart:label-cell-address="Advogato.A7:Advogato.A7" chart:class="chart:line">
            <chart:data-point chart:repeated="12"/>
          </chart:series>
          <chart:series chart:style-name="ch11" chart:values-cell-range-address="Advogato.B8:Advogato.M8" chart:label-cell-address="Advogato.A8:Advogato.A8" chart:class="chart:line">
            <chart:data-point chart:repeated="12"/>
          </chart:series>
          <chart:series chart:style-name="ch12" chart:values-cell-range-address="Advogato.B9:Advogato.M9" chart:label-cell-address="Advogato.A9:Advogato.A9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Advogato.B5:Advogato.M5</svg:desc>
                </draw:g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CDHS</text:p>
                <draw:g>
                  <svg:desc>Advogato.A6:Advogato.A6</svg:desc>
                </draw:g>
              </table:table-cell>
              <table:table-cell office:value-type="float" office:value="266.195">
                <text:p>266.195</text:p>
                <draw:g>
                  <svg:desc>Advogato.B6:Advogato.M6</svg:desc>
                </draw:g>
              </table:table-cell>
              <table:table-cell office:value-type="float" office:value="316.914">
                <text:p>316.914</text:p>
              </table:table-cell>
              <table:table-cell office:value-type="float" office:value="590.014">
                <text:p>590.014</text:p>
              </table:table-cell>
              <table:table-cell office:value-type="float" office:value="920.988">
                <text:p>920.988</text:p>
              </table:table-cell>
              <table:table-cell office:value-type="float" office:value="993.402">
                <text:p>993.402</text:p>
              </table:table-cell>
              <table:table-cell office:value-type="float" office:value="805.071">
                <text:p>805.071</text:p>
              </table:table-cell>
              <table:table-cell office:value-type="float" office:value="538.844">
                <text:p>538.844</text:p>
              </table:table-cell>
              <table:table-cell office:value-type="float" office:value="297.88">
                <text:p>297.88</text:p>
              </table:table-cell>
              <table:table-cell office:value-type="float" office:value="164.189">
                <text:p>164.189</text:p>
              </table:table-cell>
              <table:table-cell office:value-type="float" office:value="43.6321">
                <text:p>43.63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haos</text:p>
                <draw:g>
                  <svg:desc>Advogato.A7:Advogato.A7</svg:desc>
                </draw:g>
              </table:table-cell>
              <table:table-cell office:value-type="float" office:value="2167.79">
                <text:p>2167.79</text:p>
                <draw:g>
                  <svg:desc>Advogato.B7:Advogato.M7</svg:desc>
                </draw:g>
              </table:table-cell>
              <table:table-cell office:value-type="float" office:value="1578.68">
                <text:p>1578.68</text:p>
              </table:table-cell>
              <table:table-cell office:value-type="float" office:value="614.967">
                <text:p>614.967</text:p>
              </table:table-cell>
              <table:table-cell office:value-type="float" office:value="262.248">
                <text:p>262.248</text:p>
              </table:table-cell>
              <table:table-cell office:value-type="float" office:value="152.47">
                <text:p>152.47</text:p>
              </table:table-cell>
              <table:table-cell office:value-type="float" office:value="65.223">
                <text:p>65.223</text:p>
              </table:table-cell>
              <table:table-cell office:value-type="float" office:value="30.461">
                <text:p>30.461</text:p>
              </table:table-cell>
              <table:table-cell office:value-type="float" office:value="11.714">
                <text:p>11.714</text:p>
              </table:table-cell>
              <table:table-cell office:value-type="float" office:value="10.193">
                <text:p>10.193</text:p>
              </table:table-cell>
              <table:table-cell office:value-type="float" office:value="8.088">
                <text:p>8.088</text:p>
              </table:table-cell>
              <table:table-cell office:value-type="float" office:value="5.594">
                <text:p>5.594</text:p>
              </table:table-cell>
              <table:table-cell office:value-type="float" office:value="6.767">
                <text:p>6.767</text:p>
              </table:table-cell>
            </table:table-row>
            <table:table-row>
              <table:table-cell office:value-type="string">
                <text:p>Degrees</text:p>
                <draw:g>
                  <svg:desc>Advogato.A8:Advogato.A8</svg:desc>
                </draw:g>
              </table:table-cell>
              <table:table-cell office:value-type="float" office:value="282.952">
                <text:p>282.952</text:p>
                <draw:g>
                  <svg:desc>Advogato.B8:Advogato.M8</svg:desc>
                </draw:g>
              </table:table-cell>
              <table:table-cell office:value-type="float" office:value="335.058">
                <text:p>335.058</text:p>
              </table:table-cell>
              <table:table-cell office:value-type="float" office:value="666.645">
                <text:p>666.645</text:p>
              </table:table-cell>
              <table:table-cell office:value-type="float" office:value="1055.37">
                <text:p>1055.37</text:p>
              </table:table-cell>
              <table:table-cell office:value-type="float" office:value="1033.32">
                <text:p>1033.32</text:p>
              </table:table-cell>
              <table:table-cell office:value-type="float" office:value="760.33">
                <text:p>760.33</text:p>
              </table:table-cell>
              <table:table-cell office:value-type="float" office:value="470.828">
                <text:p>470.828</text:p>
              </table:table-cell>
              <table:table-cell office:value-type="float" office:value="230.371">
                <text:p>230.371</text:p>
              </table:table-cell>
              <table:table-cell office:value-type="float" office:value="82.1631">
                <text:p>82.1631</text:p>
              </table:table-cell>
              <table:table-cell office:value-type="float" office:value="44.742">
                <text:p>44.742</text:p>
              </table:table-cell>
              <table:table-cell office:value-type="float" office:value="0.029">
                <text:p>0.029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Neighbourhood</text:p>
                <draw:g>
                  <svg:desc>Advogato.A9:Advogato.A9</svg:desc>
                </draw:g>
              </table:table-cell>
              <table:table-cell office:value-type="float" office:value="281.473">
                <text:p>281.473</text:p>
                <draw:g>
                  <svg:desc>Advogato.B9:Advogato.M9</svg:desc>
                </draw:g>
              </table:table-cell>
              <table:table-cell office:value-type="float" office:value="315.408">
                <text:p>315.408</text:p>
              </table:table-cell>
              <table:table-cell office:value-type="float" office:value="593.525">
                <text:p>593.525</text:p>
              </table:table-cell>
              <table:table-cell office:value-type="float" office:value="895.313">
                <text:p>895.313</text:p>
              </table:table-cell>
              <table:table-cell office:value-type="float" office:value="1000.95">
                <text:p>1000.95</text:p>
              </table:table-cell>
              <table:table-cell office:value-type="float" office:value="803.809">
                <text:p>803.809</text:p>
              </table:table-cell>
              <table:table-cell office:value-type="float" office:value="553.135">
                <text:p>553.135</text:p>
              </table:table-cell>
              <table:table-cell office:value-type="float" office:value="303.387">
                <text:p>303.387</text:p>
              </table:table-cell>
              <table:table-cell office:value-type="float" office:value="149.329">
                <text:p>149.329</text:p>
              </table:table-cell>
              <table:table-cell office:value-type="float" office:value="54.0991">
                <text:p>54.09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22.792cm" svg:height="11.424cm" xlink:href=".." xlink:type="simple" chart:class="chart:line" chart:style-name="ch1">
        <chart:legend chart:legend-position="end" svg:x="20.792cm" svg:y="5.166cm" chart:style-name="ch2"/>
        <chart:plot-area chart:style-name="ch3" table:cell-range-address="Advogato.A48:Advogato.M50" chart:data-source-has-labels="both" svg:x="0.905cm" svg:y="1.047cm" svg:width="18.977cm" svg:height="9.729cm">
          <chartooo:coordinate-region svg:x="1.526cm" svg:y="1.259cm" svg:width="18.356cm" svg:height="9.305cm"/>
          <chart:axis chart:dimension="x" chart:name="primary-x" chart:style-name="ch4">
            <chart:categories table:cell-range-address="Advogato.B48:Advogato.M4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dvogato.B49:Advogato.M49" chart:label-cell-address="Advogato.A49:Advogato.A49" chart:class="chart:line">
            <chart:data-point chart:repeated="12"/>
          </chart:series>
          <chart:series chart:style-name="ch7" chart:values-cell-range-address="Advogato.B50:Advogato.M50" chart:label-cell-address="Advogato.A50:Advogato.A50" chart:class="chart:line">
            <chart:data-point chart:repeated="12"/>
          </chart:series>
          <chart:wall chart:style-name="ch8"/>
          <chart:floor chart:style-name="ch9"/>
        </chart:plot-area>
        <draw:frame draw:style-name="gr1" draw:text-style-name="P1" svg:width="22.792cm" svg:height="11.425cm" svg:x="0cm" svg:y="0cm">
          <draw:image xlink:href="Pictures/2000000A0000575000002C8EAFAD04E0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Advogato.B48:Advogato.M48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Advogato.A49:Advogato.A49</svg:desc>
                </draw:g>
              </table:table-cell>
              <table:table-cell office:value-type="float" office:value="NaN">
                <text:p>NaN</text:p>
                <draw:g>
                  <svg:desc>Advogato.B49:Advogato.M4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Advogato.A50:Advogato.A50</svg:desc>
                </draw:g>
              </table:table-cell>
              <table:table-cell office:value-type="float" office:value="NaN">
                <text:p>NaN</text:p>
                <draw:g>
                  <svg:desc>Advogato.B50:Advogato.M5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8.981cm" xlink:href=".." xlink:type="simple" chart:class="chart:line" chart:style-name="ch1">
        <chart:title svg:x="6.726cm" svg:y="0.315cm" chart:style-name="ch2">
          <text:p>Group Sizes</text:p>
        </chart:title>
        <chart:legend chart:legend-position="end" svg:x="12.916cm" svg:y="3.468cm" chart:style-name="ch3"/>
        <chart:plot-area chart:style-name="ch4" table:cell-range-address="Advogato.A15:Advogato.M19" chart:data-source-has-labels="both" svg:x="1.358cm" svg:y="1.631cm" svg:width="10.918cm" svg:height="6.163cm">
          <chartooo:coordinate-region svg:x="2.35cm" svg:y="1.843cm" svg:width="9.739cm" svg:height="5.278cm"/>
          <chart:axis chart:dimension="x" chart:name="primary-x" chart:style-name="ch5">
            <chart:title svg:x="6.178cm" svg:y="7.974cm" chart:style-name="ch6">
              <text:p>Group #</text:p>
            </chart:title>
            <chart:categories table:cell-range-address="Advogato.B15:Advogato.M15"/>
          </chart:axis>
          <chart:axis chart:dimension="y" chart:name="primary-y" chart:style-name="ch5">
            <chart:title svg:x="0.451cm" svg:y="5.55cm" chart:style-name="ch7">
              <text:p>Group size</text:p>
            </chart:title>
            <chart:grid chart:style-name="ch8" chart:class="major"/>
          </chart:axis>
          <chart:series chart:style-name="ch9" chart:values-cell-range-address="Advogato.B16:Advogato.M16" chart:label-cell-address="Advogato.A16:Advogato.A16" chart:class="chart:line">
            <chart:data-point chart:repeated="12"/>
          </chart:series>
          <chart:series chart:style-name="ch10" chart:values-cell-range-address="Advogato.B17:Advogato.M17" chart:label-cell-address="Advogato.A17:Advogato.A17" chart:class="chart:line">
            <chart:data-point chart:repeated="12"/>
          </chart:series>
          <chart:series chart:style-name="ch11" chart:values-cell-range-address="Advogato.B18:Advogato.M18" chart:label-cell-address="Advogato.A18:Advogato.A18" chart:class="chart:line">
            <chart:data-point chart:repeated="12"/>
          </chart:series>
          <chart:series chart:style-name="ch12" chart:values-cell-range-address="Advogato.B19:Advogato.M19" chart:label-cell-address="Advogato.A19:Advogato.A19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Advogato.B15:Advogato.M15</svg:desc>
                </draw:g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CDHS</text:p>
                <draw:g>
                  <svg:desc>Advogato.A16:Advogato.A16</svg:desc>
                </draw:g>
              </table:table-cell>
              <table:table-cell office:value-type="float" office:value="2.8">
                <text:p>2.8</text:p>
                <draw:g>
                  <svg:desc>Advogato.B16:Advogato.M16</svg:desc>
                </draw:g>
              </table:table-cell>
              <table:table-cell office:value-type="float" office:value="9.11">
                <text:p>9.11</text:p>
              </table:table-cell>
              <table:table-cell office:value-type="float" office:value="31.02">
                <text:p>31.02</text:p>
              </table:table-cell>
              <table:table-cell office:value-type="float" office:value="86.4">
                <text:p>86.4</text:p>
              </table:table-cell>
              <table:table-cell office:value-type="float" office:value="171.94">
                <text:p>171.94</text:p>
              </table:table-cell>
              <table:table-cell office:value-type="float" office:value="266.3">
                <text:p>266.3</text:p>
              </table:table-cell>
              <table:table-cell office:value-type="float" office:value="337.63">
                <text:p>337.63</text:p>
              </table:table-cell>
              <table:table-cell office:value-type="float" office:value="376.69">
                <text:p>376.69</text:p>
              </table:table-cell>
              <table:table-cell office:value-type="float" office:value="495.36">
                <text:p>495.36</text:p>
              </table:table-cell>
              <table:table-cell office:value-type="float" office:value="687.22">
                <text:p>687.22</text:p>
              </table:table-cell>
              <table:table-cell office:value-type="float" office:value="582.06">
                <text:p>582.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haos</text:p>
                <draw:g>
                  <svg:desc>Advogato.A17:Advogato.A17</svg:desc>
                </draw:g>
              </table:table-cell>
              <table:table-cell office:value-type="float" office:value="1349.51">
                <text:p>1349.51</text:p>
                <draw:g>
                  <svg:desc>Advogato.B17:Advogato.M17</svg:desc>
                </draw:g>
              </table:table-cell>
              <table:table-cell office:value-type="float" office:value="972.65">
                <text:p>972.65</text:p>
              </table:table-cell>
              <table:table-cell office:value-type="float" office:value="388.74">
                <text:p>388.74</text:p>
              </table:table-cell>
              <table:table-cell office:value-type="float" office:value="163.3">
                <text:p>163.3</text:p>
              </table:table-cell>
              <table:table-cell office:value-type="float" office:value="94.68">
                <text:p>94.68</text:p>
              </table:table-cell>
              <table:table-cell office:value-type="float" office:value="42.02">
                <text:p>42.02</text:p>
              </table:table-cell>
              <table:table-cell office:value-type="float" office:value="16.65">
                <text:p>16.65</text:p>
              </table:table-cell>
              <table:table-cell office:value-type="float" office:value="7.63">
                <text:p>7.63</text:p>
              </table:table-cell>
              <table:table-cell office:value-type="float" office:value="6.41">
                <text:p>6.41</text:p>
              </table:table-cell>
              <table:table-cell office:value-type="float" office:value="3.47">
                <text:p>3.47</text:p>
              </table:table-cell>
              <table:table-cell office:value-type="float" office:value="2.72">
                <text:p>2.72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Degrees</text:p>
                <draw:g>
                  <svg:desc>Advogato.A18:Advogato.A18</svg:desc>
                </draw:g>
              </table:table-cell>
              <table:table-cell office:value-type="float" office:value="3">
                <text:p>3</text:p>
                <draw:g>
                  <svg:desc>Advogato.B18:Advogato.M18</svg:desc>
                </draw:g>
              </table:table-cell>
              <table:table-cell office:value-type="float" office:value="9.48">
                <text:p>9.48</text:p>
              </table:table-cell>
              <table:table-cell office:value-type="float" office:value="37.34">
                <text:p>37.34</text:p>
              </table:table-cell>
              <table:table-cell office:value-type="float" office:value="111.68">
                <text:p>111.68</text:p>
              </table:table-cell>
              <table:table-cell office:value-type="float" office:value="218.79">
                <text:p>218.79</text:p>
              </table:table-cell>
              <table:table-cell office:value-type="float" office:value="334.18">
                <text:p>334.18</text:p>
              </table:table-cell>
              <table:table-cell office:value-type="float" office:value="434.44">
                <text:p>434.44</text:p>
              </table:table-cell>
              <table:table-cell office:value-type="float" office:value="498.24">
                <text:p>498.24</text:p>
              </table:table-cell>
              <table:table-cell office:value-type="float" office:value="500.42">
                <text:p>500.42</text:p>
              </table:table-cell>
              <table:table-cell office:value-type="float" office:value="905.06">
                <text:p>905.0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eighbourhood</text:p>
                <draw:g>
                  <svg:desc>Advogato.A19:Advogato.A19</svg:desc>
                </draw:g>
              </table:table-cell>
              <table:table-cell office:value-type="float" office:value="3.07">
                <text:p>3.07</text:p>
                <draw:g>
                  <svg:desc>Advogato.B19:Advogato.M19</svg:desc>
                </draw:g>
              </table:table-cell>
              <table:table-cell office:value-type="float" office:value="9.31">
                <text:p>9.31</text:p>
              </table:table-cell>
              <table:table-cell office:value-type="float" office:value="32.02">
                <text:p>32.02</text:p>
              </table:table-cell>
              <table:table-cell office:value-type="float" office:value="84.33">
                <text:p>84.33</text:p>
              </table:table-cell>
              <table:table-cell office:value-type="float" office:value="172.63">
                <text:p>172.63</text:p>
              </table:table-cell>
              <table:table-cell office:value-type="float" office:value="264.75">
                <text:p>264.75</text:p>
              </table:table-cell>
              <table:table-cell office:value-type="float" office:value="350.64">
                <text:p>350.64</text:p>
              </table:table-cell>
              <table:table-cell office:value-type="float" office:value="387.68">
                <text:p>387.68</text:p>
              </table:table-cell>
              <table:table-cell office:value-type="float" office:value="377.94">
                <text:p>377.94</text:p>
              </table:table-cell>
              <table:table-cell office:value-type="float" office:value="312.34">
                <text:p>312.34</text:p>
              </table:table-cell>
              <table:table-cell office:value-type="float" office:value="372.48">
                <text:p>372.48</text:p>
              </table:table-cell>
              <table:table-cell office:value-type="float" office:value="679.46">
                <text:p>679.4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8.943cm" xlink:href=".." xlink:type="simple" chart:class="chart:line" chart:style-name="ch1">
        <chart:title svg:x="5.006cm" svg:y="0.314cm" chart:style-name="ch2">
          <text:p>MP sum / group size quotients</text:p>
        </chart:title>
        <chart:legend chart:legend-position="end" svg:x="12.916cm" svg:y="3.449cm" chart:style-name="ch3"/>
        <chart:plot-area chart:style-name="ch4" table:cell-range-address="Advogato.A25:Advogato.M29" chart:data-source-has-labels="both" svg:x="1.358cm" svg:y="1.627cm" svg:width="10.918cm" svg:height="6.13cm">
          <chartooo:coordinate-region svg:x="2.165cm" svg:y="1.839cm" svg:width="9.924cm" svg:height="5.245cm"/>
          <chart:axis chart:dimension="x" chart:name="primary-x" chart:style-name="ch5">
            <chart:title svg:x="6.178cm" svg:y="7.936cm" chart:style-name="ch6">
              <text:p>Group #</text:p>
            </chart:title>
            <chart:categories table:cell-range-address="Advogato.B25:Advogato.M25"/>
          </chart:axis>
          <chart:axis chart:dimension="y" chart:name="primary-y" chart:style-name="ch5">
            <chart:title svg:x="0.451cm" svg:y="5.358cm" chart:style-name="ch7">
              <text:p>Quotient</text:p>
            </chart:title>
            <chart:grid chart:style-name="ch8" chart:class="major"/>
          </chart:axis>
          <chart:series chart:style-name="ch9" chart:values-cell-range-address="Advogato.B26:Advogato.M26" chart:label-cell-address="Advogato.A26:Advogato.A26" chart:class="chart:line">
            <chart:data-point chart:repeated="12"/>
          </chart:series>
          <chart:series chart:style-name="ch10" chart:values-cell-range-address="Advogato.B27:Advogato.M27" chart:label-cell-address="Advogato.A27:Advogato.A27" chart:class="chart:line">
            <chart:data-point chart:repeated="12"/>
          </chart:series>
          <chart:series chart:style-name="ch11" chart:values-cell-range-address="Advogato.B28:Advogato.M28" chart:label-cell-address="Advogato.A28:Advogato.A28" chart:class="chart:line">
            <chart:data-point chart:repeated="12"/>
          </chart:series>
          <chart:series chart:style-name="ch12" chart:values-cell-range-address="Advogato.B29:Advogato.M29" chart:label-cell-address="Advogato.A29:Advogato.A29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Advogato.B25:Advogato.M25</svg:desc>
                </draw:g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CDHS</text:p>
                <draw:g>
                  <svg:desc>Advogato.A26:Advogato.A26</svg:desc>
                </draw:g>
              </table:table-cell>
              <table:table-cell office:value-type="float" office:value="95.0696428571429">
                <text:p>95.0696428571429</text:p>
                <draw:g>
                  <svg:desc>Advogato.B26:Advogato.M26</svg:desc>
                </draw:g>
              </table:table-cell>
              <table:table-cell office:value-type="float" office:value="34.7874862788145">
                <text:p>34.7874862788145</text:p>
              </table:table-cell>
              <table:table-cell office:value-type="float" office:value="19.0204384268214">
                <text:p>19.0204384268214</text:p>
              </table:table-cell>
              <table:table-cell office:value-type="float" office:value="10.6595833333333">
                <text:p>10.6595833333333</text:p>
              </table:table-cell>
              <table:table-cell office:value-type="float" office:value="5.77760846807026">
                <text:p>5.77760846807026</text:p>
              </table:table-cell>
              <table:table-cell office:value-type="float" office:value="3.02317311303042">
                <text:p>3.02317311303042</text:p>
              </table:table-cell>
              <table:table-cell office:value-type="float" office:value="1.59596007463792">
                <text:p>1.59596007463792</text:p>
              </table:table-cell>
              <table:table-cell office:value-type="float" office:value="0.790782871857495">
                <text:p>0.790782871857495</text:p>
              </table:table-cell>
              <table:table-cell office:value-type="float" office:value="0.331453892118863">
                <text:p>0.331453892118863</text:p>
              </table:table-cell>
              <table:table-cell office:value-type="float" office:value="0.0634907307703501">
                <text:p>0.06349073077035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haos</text:p>
                <draw:g>
                  <svg:desc>Advogato.A27:Advogato.A27</svg:desc>
                </draw:g>
              </table:table-cell>
              <table:table-cell office:value-type="float" office:value="1.60635341716623">
                <text:p>1.60635341716623</text:p>
                <draw:g>
                  <svg:desc>Advogato.B27:Advogato.M27</svg:desc>
                </draw:g>
              </table:table-cell>
              <table:table-cell office:value-type="float" office:value="1.62307099162083">
                <text:p>1.62307099162083</text:p>
              </table:table-cell>
              <table:table-cell office:value-type="float" office:value="1.58194937490353">
                <text:p>1.58194937490353</text:p>
              </table:table-cell>
              <table:table-cell office:value-type="float" office:value="1.60592774035517">
                <text:p>1.60592774035517</text:p>
              </table:table-cell>
              <table:table-cell office:value-type="float" office:value="1.61037177862273">
                <text:p>1.61037177862273</text:p>
              </table:table-cell>
              <table:table-cell office:value-type="float" office:value="1.55218943360305">
                <text:p>1.55218943360305</text:p>
              </table:table-cell>
              <table:table-cell office:value-type="float" office:value="1.82948948948949">
                <text:p>1.82948948948949</text:p>
              </table:table-cell>
              <table:table-cell office:value-type="float" office:value="1.53525557011796">
                <text:p>1.53525557011796</text:p>
              </table:table-cell>
              <table:table-cell office:value-type="float" office:value="1.59017160686427">
                <text:p>1.59017160686427</text:p>
              </table:table-cell>
              <table:table-cell office:value-type="float" office:value="2.33083573487032">
                <text:p>2.33083573487032</text:p>
              </table:table-cell>
              <table:table-cell office:value-type="float" office:value="2.05661764705882">
                <text:p>2.05661764705882</text:p>
              </table:table-cell>
              <table:table-cell office:value-type="float" office:value="1.96144927536232">
                <text:p>1.96144927536232</text:p>
              </table:table-cell>
            </table:table-row>
            <table:table-row>
              <table:table-cell office:value-type="string">
                <text:p>Degrees</text:p>
                <draw:g>
                  <svg:desc>Advogato.A28:Advogato.A28</svg:desc>
                </draw:g>
              </table:table-cell>
              <table:table-cell office:value-type="float" office:value="94.3173333333333">
                <text:p>94.3173333333333</text:p>
                <draw:g>
                  <svg:desc>Advogato.B28:Advogato.M28</svg:desc>
                </draw:g>
              </table:table-cell>
              <table:table-cell office:value-type="float" office:value="35.343670886076">
                <text:p>35.343670886076</text:p>
              </table:table-cell>
              <table:table-cell office:value-type="float" office:value="17.853374397429">
                <text:p>17.853374397429</text:p>
              </table:table-cell>
              <table:table-cell office:value-type="float" office:value="9.44994627507163">
                <text:p>9.44994627507163</text:p>
              </table:table-cell>
              <table:table-cell office:value-type="float" office:value="4.72288495817908">
                <text:p>4.72288495817908</text:p>
              </table:table-cell>
              <table:table-cell office:value-type="float" office:value="2.27521096415106">
                <text:p>2.27521096415106</text:p>
              </table:table-cell>
              <table:table-cell office:value-type="float" office:value="1.08375840162048">
                <text:p>1.08375840162048</text:p>
              </table:table-cell>
              <table:table-cell office:value-type="float" office:value="0.462369540783558">
                <text:p>0.462369540783558</text:p>
              </table:table-cell>
              <table:table-cell office:value-type="float" office:value="0.164188281843252">
                <text:p>0.164188281843252</text:p>
              </table:table-cell>
              <table:table-cell office:value-type="float" office:value="0.0494353965482951">
                <text:p>0.0494353965482951</text:p>
              </table:table-cell>
              <table:table-cell office:value-type="float" office:value="0.029">
                <text:p>0.029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Neighbourhood</text:p>
                <draw:g>
                  <svg:desc>Advogato.A29:Advogato.A29</svg:desc>
                </draw:g>
              </table:table-cell>
              <table:table-cell office:value-type="float" office:value="91.685016286645">
                <text:p>91.685016286645</text:p>
                <draw:g>
                  <svg:desc>Advogato.B29:Advogato.M29</svg:desc>
                </draw:g>
              </table:table-cell>
              <table:table-cell office:value-type="float" office:value="33.878410311493">
                <text:p>33.878410311493</text:p>
              </table:table-cell>
              <table:table-cell office:value-type="float" office:value="18.5360712054966">
                <text:p>18.5360712054966</text:p>
              </table:table-cell>
              <table:table-cell office:value-type="float" office:value="10.6167793193407">
                <text:p>10.6167793193407</text:p>
              </table:table-cell>
              <table:table-cell office:value-type="float" office:value="5.79823900828361">
                <text:p>5.79823900828361</text:p>
              </table:table-cell>
              <table:table-cell office:value-type="float" office:value="3.03610576015109">
                <text:p>3.03610576015109</text:p>
              </table:table-cell>
              <table:table-cell office:value-type="float" office:value="1.57750114077116">
                <text:p>1.57750114077116</text:p>
              </table:table-cell>
              <table:table-cell office:value-type="float" office:value="0.782570676846884">
                <text:p>0.782570676846884</text:p>
              </table:table-cell>
              <table:table-cell office:value-type="float" office:value="0.395112980896439">
                <text:p>0.395112980896439</text:p>
              </table:table-cell>
              <table:table-cell office:value-type="float" office:value="0.173205801370302">
                <text:p>0.1732058013703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8.981cm" xlink:href=".." xlink:type="simple" chart:class="chart:line" chart:style-name="ch1">
        <chart:title svg:x="6.991cm" svg:y="0.315cm" chart:style-name="ch2">
          <text:p>MP Sums</text:p>
        </chart:title>
        <chart:legend chart:legend-position="end" svg:x="12.916cm" svg:y="3.468cm" chart:style-name="ch3"/>
        <chart:plot-area chart:style-name="ch4" table:cell-range-address="DBLP.A5:DBLP.M9" chart:data-source-has-labels="both" svg:x="1.358cm" svg:y="1.631cm" svg:width="10.918cm" svg:height="6.163cm">
          <chartooo:coordinate-region svg:x="2.72cm" svg:y="1.843cm" svg:width="9.369cm" svg:height="5.278cm"/>
          <chart:axis chart:dimension="x" chart:name="primary-x" chart:style-name="ch5">
            <chart:title svg:x="6.178cm" svg:y="7.974cm" chart:style-name="ch6">
              <text:p>Group #</text:p>
            </chart:title>
            <chart:categories table:cell-range-address="DBLP.B5:DBLP.M5"/>
          </chart:axis>
          <chart:axis chart:dimension="y" chart:name="primary-y" chart:style-name="ch5">
            <chart:title svg:x="0.451cm" svg:y="5.365cm" chart:style-name="ch7">
              <text:p>MP sum</text:p>
            </chart:title>
            <chart:grid chart:style-name="ch8" chart:class="major"/>
          </chart:axis>
          <chart:series chart:style-name="ch9" chart:values-cell-range-address="DBLP.B6:DBLP.M6" chart:label-cell-address="DBLP.A6:DBLP.A6" chart:class="chart:line">
            <chart:data-point chart:repeated="12"/>
          </chart:series>
          <chart:series chart:style-name="ch10" chart:values-cell-range-address="DBLP.B7:DBLP.M7" chart:label-cell-address="DBLP.A7:DBLP.A7" chart:class="chart:line">
            <chart:data-point chart:repeated="12"/>
          </chart:series>
          <chart:series chart:style-name="ch11" chart:values-cell-range-address="DBLP.B8:DBLP.M8" chart:label-cell-address="DBLP.A8:DBLP.A8" chart:class="chart:line">
            <chart:data-point chart:repeated="12"/>
          </chart:series>
          <chart:series chart:style-name="ch12" chart:values-cell-range-address="DBLP.B9:DBLP.M9" chart:label-cell-address="DBLP.A9:DBLP.A9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DBLP.B5:DBLP.M5</svg:desc>
                </draw:g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CDHS</text:p>
                <draw:g>
                  <svg:desc>DBLP.A6:DBLP.A6</svg:desc>
                </draw:g>
              </table:table-cell>
              <table:table-cell office:value-type="float" office:value="5036.41">
                <text:p>5036.41</text:p>
                <draw:g>
                  <svg:desc>DBLP.B6:DBLP.M6</svg:desc>
                </draw:g>
              </table:table-cell>
              <table:table-cell office:value-type="float" office:value="17010.4">
                <text:p>17010.4</text:p>
              </table:table-cell>
              <table:table-cell office:value-type="float" office:value="56259.9">
                <text:p>56259.9</text:p>
              </table:table-cell>
              <table:table-cell office:value-type="float" office:value="114898">
                <text:p>114898</text:p>
              </table:table-cell>
              <table:table-cell office:value-type="float" office:value="157228">
                <text:p>157228</text:p>
              </table:table-cell>
              <table:table-cell office:value-type="float" office:value="173660">
                <text:p>173660</text:p>
              </table:table-cell>
              <table:table-cell office:value-type="float" office:value="168781">
                <text:p>168781</text:p>
              </table:table-cell>
              <table:table-cell office:value-type="float" office:value="135979">
                <text:p>135979</text:p>
              </table:table-cell>
              <table:table-cell office:value-type="float" office:value="70735.7">
                <text:p>70735.7</text:p>
              </table:table-cell>
              <table:table-cell office:value-type="float" office:value="42587.5">
                <text:p>4258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haos</text:p>
                <draw:g>
                  <svg:desc>DBLP.A7:DBLP.A7</svg:desc>
                </draw:g>
              </table:table-cell>
              <table:table-cell office:value-type="float" office:value="340639">
                <text:p>340639</text:p>
                <draw:g>
                  <svg:desc>DBLP.B7:DBLP.M7</svg:desc>
                </draw:g>
              </table:table-cell>
              <table:table-cell office:value-type="float" office:value="265906">
                <text:p>265906</text:p>
              </table:table-cell>
              <table:table-cell office:value-type="float" office:value="91121.4">
                <text:p>91121.4</text:p>
              </table:table-cell>
              <table:table-cell office:value-type="float" office:value="126924">
                <text:p>126924</text:p>
              </table:table-cell>
              <table:table-cell office:value-type="float" office:value="60290.2">
                <text:p>60290.2</text:p>
              </table:table-cell>
              <table:table-cell office:value-type="float" office:value="24395.8">
                <text:p>24395.8</text:p>
              </table:table-cell>
              <table:table-cell office:value-type="float" office:value="20599.8">
                <text:p>20599.8</text:p>
              </table:table-cell>
              <table:table-cell office:value-type="float" office:value="8976.9">
                <text:p>8976.9</text:p>
              </table:table-cell>
              <table:table-cell office:value-type="float" office:value="1884.81">
                <text:p>1884.81</text:p>
              </table:table-cell>
              <table:table-cell office:value-type="float" office:value="480.544">
                <text:p>480.544</text:p>
              </table:table-cell>
              <table:table-cell office:value-type="float" office:value="427.252">
                <text:p>427.252</text:p>
              </table:table-cell>
              <table:table-cell office:value-type="float" office:value="789.31">
                <text:p>789.31</text:p>
              </table:table-cell>
            </table:table-row>
            <table:table-row>
              <table:table-cell office:value-type="string">
                <text:p>Degrees</text:p>
                <draw:g>
                  <svg:desc>DBLP.A8:DBLP.A8</svg:desc>
                </draw:g>
              </table:table-cell>
              <table:table-cell office:value-type="float" office:value="3809.85">
                <text:p>3809.85</text:p>
                <draw:g>
                  <svg:desc>DBLP.B8:DBLP.M8</svg:desc>
                </draw:g>
              </table:table-cell>
              <table:table-cell office:value-type="float" office:value="10698.7">
                <text:p>10698.7</text:p>
              </table:table-cell>
              <table:table-cell office:value-type="float" office:value="40870.8">
                <text:p>40870.8</text:p>
              </table:table-cell>
              <table:table-cell office:value-type="float" office:value="102776">
                <text:p>102776</text:p>
              </table:table-cell>
              <table:table-cell office:value-type="float" office:value="153343">
                <text:p>153343</text:p>
              </table:table-cell>
              <table:table-cell office:value-type="float" office:value="179945">
                <text:p>179945</text:p>
              </table:table-cell>
              <table:table-cell office:value-type="float" office:value="172263">
                <text:p>172263</text:p>
              </table:table-cell>
              <table:table-cell office:value-type="float" office:value="159134">
                <text:p>159134</text:p>
              </table:table-cell>
              <table:table-cell office:value-type="float" office:value="89483.6">
                <text:p>89483.6</text:p>
              </table:table-cell>
              <table:table-cell office:value-type="float" office:value="24173.6">
                <text:p>24173.6</text:p>
              </table:table-cell>
              <table:table-cell office:value-type="float" office:value="6067.1">
                <text:p>6067.1</text:p>
              </table:table-cell>
              <table:table-cell office:value-type="float" office:value="0.228217">
                <text:p>0.228217</text:p>
              </table:table-cell>
            </table:table-row>
            <table:table-row>
              <table:table-cell office:value-type="string">
                <text:p>Neighbourhood</text:p>
                <draw:g>
                  <svg:desc>DBLP.A9:DBLP.A9</svg:desc>
                </draw:g>
              </table:table-cell>
              <table:table-cell office:value-type="float" office:value="4546.08">
                <text:p>4546.08</text:p>
                <draw:g>
                  <svg:desc>DBLP.B9:DBLP.M9</svg:desc>
                </draw:g>
              </table:table-cell>
              <table:table-cell office:value-type="float" office:value="16613.3">
                <text:p>16613.3</text:p>
              </table:table-cell>
              <table:table-cell office:value-type="float" office:value="54423.4">
                <text:p>54423.4</text:p>
              </table:table-cell>
              <table:table-cell office:value-type="float" office:value="113348">
                <text:p>113348</text:p>
              </table:table-cell>
              <table:table-cell office:value-type="float" office:value="154926">
                <text:p>154926</text:p>
              </table:table-cell>
              <table:table-cell office:value-type="float" office:value="172461">
                <text:p>172461</text:p>
              </table:table-cell>
              <table:table-cell office:value-type="float" office:value="167246">
                <text:p>167246</text:p>
              </table:table-cell>
              <table:table-cell office:value-type="float" office:value="139302">
                <text:p>139302</text:p>
              </table:table-cell>
              <table:table-cell office:value-type="float" office:value="86108">
                <text:p>86108</text:p>
              </table:table-cell>
              <table:table-cell office:value-type="float" office:value="33192.6">
                <text:p>33192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8.981cm" xlink:href=".." xlink:type="simple" chart:class="chart:line" chart:style-name="ch1">
        <chart:title svg:x="6.726cm" svg:y="0.315cm" chart:style-name="ch2">
          <text:p>Group Sizes</text:p>
        </chart:title>
        <chart:legend chart:legend-position="end" svg:x="12.916cm" svg:y="3.468cm" chart:style-name="ch3"/>
        <chart:plot-area chart:style-name="ch4" table:cell-range-address="DBLP.A15:DBLP.M19" chart:data-source-has-labels="both" svg:x="1.358cm" svg:y="1.631cm" svg:width="10.918cm" svg:height="6.163cm">
          <chartooo:coordinate-region svg:x="2.72cm" svg:y="1.843cm" svg:width="9.369cm" svg:height="5.278cm"/>
          <chart:axis chart:dimension="x" chart:name="primary-x" chart:style-name="ch5">
            <chart:title svg:x="6.178cm" svg:y="7.974cm" chart:style-name="ch6">
              <text:p>Group #</text:p>
            </chart:title>
            <chart:categories table:cell-range-address="DBLP.B15:DBLP.M15"/>
          </chart:axis>
          <chart:axis chart:dimension="y" chart:name="primary-y" chart:style-name="ch5">
            <chart:title svg:x="0.451cm" svg:y="5.55cm" chart:style-name="ch7">
              <text:p>Group size</text:p>
            </chart:title>
            <chart:grid chart:style-name="ch8" chart:class="major"/>
          </chart:axis>
          <chart:series chart:style-name="ch9" chart:values-cell-range-address="DBLP.B16:DBLP.M16" chart:label-cell-address="DBLP.A16:DBLP.A16" chart:class="chart:line">
            <chart:data-point chart:repeated="12"/>
          </chart:series>
          <chart:series chart:style-name="ch10" chart:values-cell-range-address="DBLP.B17:DBLP.M17" chart:label-cell-address="DBLP.A17:DBLP.A17" chart:class="chart:line">
            <chart:data-point chart:repeated="12"/>
          </chart:series>
          <chart:series chart:style-name="ch11" chart:values-cell-range-address="DBLP.B18:DBLP.M18" chart:label-cell-address="DBLP.A18:DBLP.A18" chart:class="chart:line">
            <chart:data-point chart:repeated="12"/>
          </chart:series>
          <chart:series chart:style-name="ch12" chart:values-cell-range-address="DBLP.B19:DBLP.M19" chart:label-cell-address="DBLP.A19:DBLP.A19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DBLP.B15:DBLP.M15</svg:desc>
                </draw:g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CDHS</text:p>
                <draw:g>
                  <svg:desc>DBLP.A16:DBLP.A16</svg:desc>
                </draw:g>
              </table:table-cell>
              <table:table-cell office:value-type="float" office:value="37.5">
                <text:p>37.5</text:p>
                <draw:g>
                  <svg:desc>DBLP.B16:DBLP.M16</svg:desc>
                </draw:g>
              </table:table-cell>
              <table:table-cell office:value-type="float" office:value="248.7">
                <text:p>248.7</text:p>
              </table:table-cell>
              <table:table-cell office:value-type="float" office:value="1604.3">
                <text:p>1604.3</text:p>
              </table:table-cell>
              <table:table-cell office:value-type="float" office:value="6308.1">
                <text:p>6308.1</text:p>
              </table:table-cell>
              <table:table-cell office:value-type="float" office:value="16995.4">
                <text:p>16995.4</text:p>
              </table:table-cell>
              <table:table-cell office:value-type="float" office:value="37005.5">
                <text:p>37005.5</text:p>
              </table:table-cell>
              <table:table-cell office:value-type="float" office:value="71378.4">
                <text:p>71378.4</text:p>
              </table:table-cell>
              <table:table-cell office:value-type="float" office:value="111067.7">
                <text:p>111067.7</text:p>
              </table:table-cell>
              <table:table-cell office:value-type="float" office:value="103919.8">
                <text:p>103919.8</text:p>
              </table:table-cell>
              <table:table-cell office:value-type="float" office:value="122899.9">
                <text:p>122899.9</text:p>
              </table:table-cell>
              <table:table-cell office:value-type="float" office:value="80106.3">
                <text:p>80106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haos</text:p>
                <draw:g>
                  <svg:desc>DBLP.A17:DBLP.A17</svg:desc>
                </draw:g>
              </table:table-cell>
              <table:table-cell office:value-type="float" office:value="199123.4">
                <text:p>199123.4</text:p>
                <draw:g>
                  <svg:desc>DBLP.B17:DBLP.M17</svg:desc>
                </draw:g>
              </table:table-cell>
              <table:table-cell office:value-type="float" office:value="155940.2">
                <text:p>155940.2</text:p>
              </table:table-cell>
              <table:table-cell office:value-type="float" office:value="53371.5">
                <text:p>53371.5</text:p>
              </table:table-cell>
              <table:table-cell office:value-type="float" office:value="74134.9">
                <text:p>74134.9</text:p>
              </table:table-cell>
              <table:table-cell office:value-type="float" office:value="35460.5">
                <text:p>35460.5</text:p>
              </table:table-cell>
              <table:table-cell office:value-type="float" office:value="14127.5">
                <text:p>14127.5</text:p>
              </table:table-cell>
              <table:table-cell office:value-type="float" office:value="12080.5">
                <text:p>12080.5</text:p>
              </table:table-cell>
              <table:table-cell office:value-type="float" office:value="5315.1">
                <text:p>5315.1</text:p>
              </table:table-cell>
              <table:table-cell office:value-type="float" office:value="1074.8">
                <text:p>1074.8</text:p>
              </table:table-cell>
              <table:table-cell office:value-type="float" office:value="272.6">
                <text:p>272.6</text:p>
              </table:table-cell>
              <table:table-cell office:value-type="float" office:value="250.8">
                <text:p>250.8</text:p>
              </table:table-cell>
              <table:table-cell office:value-type="float" office:value="442.2">
                <text:p>442.2</text:p>
              </table:table-cell>
            </table:table-row>
            <table:table-row>
              <table:table-cell office:value-type="string">
                <text:p>Degrees</text:p>
                <draw:g>
                  <svg:desc>DBLP.A18:DBLP.A18</svg:desc>
                </draw:g>
              </table:table-cell>
              <table:table-cell office:value-type="float" office:value="26.8">
                <text:p>26.8</text:p>
                <draw:g>
                  <svg:desc>DBLP.B18:DBLP.M18</svg:desc>
                </draw:g>
              </table:table-cell>
              <table:table-cell office:value-type="float" office:value="136">
                <text:p>136</text:p>
              </table:table-cell>
              <table:table-cell office:value-type="float" office:value="1034.3">
                <text:p>1034.3</text:p>
              </table:table-cell>
              <table:table-cell office:value-type="float" office:value="4946.6">
                <text:p>4946.6</text:p>
              </table:table-cell>
              <table:table-cell office:value-type="float" office:value="14961.6">
                <text:p>14961.6</text:p>
              </table:table-cell>
              <table:table-cell office:value-type="float" office:value="36066">
                <text:p>36066</text:p>
              </table:table-cell>
              <table:table-cell office:value-type="float" office:value="72153.9">
                <text:p>72153.9</text:p>
              </table:table-cell>
              <table:table-cell office:value-type="float" office:value="139863.5">
                <text:p>139863.5</text:p>
              </table:table-cell>
              <table:table-cell office:value-type="float" office:value="164507.4">
                <text:p>164507.4</text:p>
              </table:table-cell>
              <table:table-cell office:value-type="float" office:value="86348.3">
                <text:p>86348.3</text:p>
              </table:table-cell>
              <table:table-cell office:value-type="float" office:value="31647.5">
                <text:p>31647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eighbourhood</text:p>
                <draw:g>
                  <svg:desc>DBLP.A19:DBLP.A19</svg:desc>
                </draw:g>
              </table:table-cell>
              <table:table-cell office:value-type="float" office:value="33.4">
                <text:p>33.4</text:p>
                <draw:g>
                  <svg:desc>DBLP.B19:DBLP.M19</svg:desc>
                </draw:g>
              </table:table-cell>
              <table:table-cell office:value-type="float" office:value="241.1">
                <text:p>241.1</text:p>
              </table:table-cell>
              <table:table-cell office:value-type="float" office:value="1545">
                <text:p>1545</text:p>
              </table:table-cell>
              <table:table-cell office:value-type="float" office:value="6154.5">
                <text:p>6154.5</text:p>
              </table:table-cell>
              <table:table-cell office:value-type="float" office:value="16489.5">
                <text:p>16489.5</text:p>
              </table:table-cell>
              <table:table-cell office:value-type="float" office:value="36052.1">
                <text:p>36052.1</text:p>
              </table:table-cell>
              <table:table-cell office:value-type="float" office:value="69077">
                <text:p>69077</text:p>
              </table:table-cell>
              <table:table-cell office:value-type="float" office:value="112798.9">
                <text:p>112798.9</text:p>
              </table:table-cell>
              <table:table-cell office:value-type="float" office:value="135393.9">
                <text:p>135393.9</text:p>
              </table:table-cell>
              <table:table-cell office:value-type="float" office:value="101181.3">
                <text:p>101181.3</text:p>
              </table:table-cell>
              <table:table-cell office:value-type="float" office:value="24487.8">
                <text:p>24487.8</text:p>
              </table:table-cell>
              <table:table-cell office:value-type="float" office:value="48126.7">
                <text:p>48126.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8.943cm" xlink:href=".." xlink:type="simple" chart:class="chart:line" chart:style-name="ch1">
        <chart:title svg:x="5.006cm" svg:y="0.314cm" chart:style-name="ch2">
          <text:p>MP sum / group size quotients</text:p>
        </chart:title>
        <chart:legend chart:legend-position="end" svg:x="12.916cm" svg:y="3.449cm" chart:style-name="ch3"/>
        <chart:plot-area chart:style-name="ch4" table:cell-range-address="DBLP.A25:DBLP.M29" chart:data-source-has-labels="both" svg:x="1.358cm" svg:y="1.627cm" svg:width="10.918cm" svg:height="6.13cm">
          <chartooo:coordinate-region svg:x="2.165cm" svg:y="1.839cm" svg:width="9.924cm" svg:height="5.245cm"/>
          <chart:axis chart:dimension="x" chart:name="primary-x" chart:style-name="ch5">
            <chart:title svg:x="6.178cm" svg:y="7.936cm" chart:style-name="ch6">
              <text:p>Group #</text:p>
            </chart:title>
            <chart:categories table:cell-range-address="DBLP.B25:DBLP.M25"/>
          </chart:axis>
          <chart:axis chart:dimension="y" chart:name="primary-y" chart:style-name="ch5">
            <chart:title svg:x="0.451cm" svg:y="5.358cm" chart:style-name="ch7">
              <text:p>Quotient</text:p>
            </chart:title>
            <chart:grid chart:style-name="ch8" chart:class="major"/>
          </chart:axis>
          <chart:series chart:style-name="ch9" chart:values-cell-range-address="DBLP.B26:DBLP.M26" chart:label-cell-address="DBLP.A26:DBLP.A26" chart:class="chart:line">
            <chart:data-point chart:repeated="12"/>
          </chart:series>
          <chart:series chart:style-name="ch10" chart:values-cell-range-address="DBLP.B27:DBLP.M27" chart:label-cell-address="DBLP.A27:DBLP.A27" chart:class="chart:line">
            <chart:data-point chart:repeated="12"/>
          </chart:series>
          <chart:series chart:style-name="ch11" chart:values-cell-range-address="DBLP.B28:DBLP.M28" chart:label-cell-address="DBLP.A28:DBLP.A28" chart:class="chart:line">
            <chart:data-point chart:repeated="12"/>
          </chart:series>
          <chart:series chart:style-name="ch12" chart:values-cell-range-address="DBLP.B29:DBLP.M29" chart:label-cell-address="DBLP.A29:DBLP.A29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DBLP.B25:DBLP.M25</svg:desc>
                </draw:g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CDHS</text:p>
                <draw:g>
                  <svg:desc>DBLP.A26:DBLP.A26</svg:desc>
                </draw:g>
              </table:table-cell>
              <table:table-cell office:value-type="float" office:value="134.304266666667">
                <text:p>134.304266666667</text:p>
                <draw:g>
                  <svg:desc>DBLP.B26:DBLP.M26</svg:desc>
                </draw:g>
              </table:table-cell>
              <table:table-cell office:value-type="float" office:value="68.3972657820668">
                <text:p>68.3972657820668</text:p>
              </table:table-cell>
              <table:table-cell office:value-type="float" office:value="35.068191734713">
                <text:p>35.068191734713</text:p>
              </table:table-cell>
              <table:table-cell office:value-type="float" office:value="18.2143593158003">
                <text:p>18.2143593158003</text:p>
              </table:table-cell>
              <table:table-cell office:value-type="float" office:value="9.25120915071137">
                <text:p>9.25120915071137</text:p>
              </table:table-cell>
              <table:table-cell office:value-type="float" office:value="4.69281593276675">
                <text:p>4.69281593276675</text:p>
              </table:table-cell>
              <table:table-cell office:value-type="float" office:value="2.36459489145176">
                <text:p>2.36459489145176</text:p>
              </table:table-cell>
              <table:table-cell office:value-type="float" office:value="1.22428932984117">
                <text:p>1.22428932984117</text:p>
              </table:table-cell>
              <table:table-cell office:value-type="float" office:value="0.680675867351554">
                <text:p>0.680675867351554</text:p>
              </table:table-cell>
              <table:table-cell office:value-type="float" office:value="0.346521844200036">
                <text:p>0.3465218442000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haos</text:p>
                <draw:g>
                  <svg:desc>DBLP.A27:DBLP.A27</svg:desc>
                </draw:g>
              </table:table-cell>
              <table:table-cell office:value-type="float" office:value="1.71069296727557">
                <text:p>1.71069296727557</text:p>
                <draw:g>
                  <svg:desc>DBLP.B27:DBLP.M27</svg:desc>
                </draw:g>
              </table:table-cell>
              <table:table-cell office:value-type="float" office:value="1.70517929308799">
                <text:p>1.70517929308799</text:p>
              </table:table-cell>
              <table:table-cell office:value-type="float" office:value="1.70730446024564">
                <text:p>1.70730446024564</text:p>
              </table:table-cell>
              <table:table-cell office:value-type="float" office:value="1.71206813525074">
                <text:p>1.71206813525074</text:p>
              </table:table-cell>
              <table:table-cell office:value-type="float" office:value="1.70020727288109">
                <text:p>1.70020727288109</text:p>
              </table:table-cell>
              <table:table-cell office:value-type="float" office:value="1.72683064944258">
                <text:p>1.72683064944258</text:p>
              </table:table-cell>
              <table:table-cell office:value-type="float" office:value="1.70521087703324">
                <text:p>1.70521087703324</text:p>
              </table:table-cell>
              <table:table-cell office:value-type="float" office:value="1.68894282327708">
                <text:p>1.68894282327708</text:p>
              </table:table-cell>
              <table:table-cell office:value-type="float" office:value="1.75363788611835">
                <text:p>1.75363788611835</text:p>
              </table:table-cell>
              <table:table-cell office:value-type="float" office:value="1.76281731474688">
                <text:p>1.76281731474688</text:p>
              </table:table-cell>
              <table:table-cell office:value-type="float" office:value="1.70355661881978">
                <text:p>1.70355661881978</text:p>
              </table:table-cell>
              <table:table-cell office:value-type="float" office:value="1.78496155585708">
                <text:p>1.78496155585708</text:p>
              </table:table-cell>
            </table:table-row>
            <table:table-row>
              <table:table-cell office:value-type="string">
                <text:p>Degrees</text:p>
                <draw:g>
                  <svg:desc>DBLP.A28:DBLP.A28</svg:desc>
                </draw:g>
              </table:table-cell>
              <table:table-cell office:value-type="float" office:value="142.158582089552">
                <text:p>142.158582089552</text:p>
                <draw:g>
                  <svg:desc>DBLP.B28:DBLP.M28</svg:desc>
                </draw:g>
              </table:table-cell>
              <table:table-cell office:value-type="float" office:value="78.6669117647059">
                <text:p>78.6669117647059</text:p>
              </table:table-cell>
              <table:table-cell office:value-type="float" office:value="39.5154210577202">
                <text:p>39.5154210577202</text:p>
              </table:table-cell>
              <table:table-cell office:value-type="float" office:value="20.7770994218251">
                <text:p>20.7770994218251</text:p>
              </table:table-cell>
              <table:table-cell office:value-type="float" office:value="10.2491043738638">
                <text:p>10.2491043738638</text:p>
              </table:table-cell>
              <table:table-cell office:value-type="float" office:value="4.9893251261576">
                <text:p>4.9893251261576</text:p>
              </table:table-cell>
              <table:table-cell office:value-type="float" office:value="2.38743851683693">
                <text:p>2.38743851683693</text:p>
              </table:table-cell>
              <table:table-cell office:value-type="float" office:value="1.13778076481713">
                <text:p>1.13778076481713</text:p>
              </table:table-cell>
              <table:table-cell office:value-type="float" office:value="0.543948782851106">
                <text:p>0.543948782851106</text:p>
              </table:table-cell>
              <table:table-cell office:value-type="float" office:value="0.279954556140654">
                <text:p>0.279954556140654</text:p>
              </table:table-cell>
              <table:table-cell office:value-type="float" office:value="0.191708665771388">
                <text:p>0.191708665771388</text:p>
              </table:table-cell>
              <table:table-cell office:value-type="float" office:value="0.228217">
                <text:p>0.228217</text:p>
              </table:table-cell>
            </table:table-row>
            <table:table-row>
              <table:table-cell office:value-type="string">
                <text:p>Neighbourhood</text:p>
                <draw:g>
                  <svg:desc>DBLP.A29:DBLP.A29</svg:desc>
                </draw:g>
              </table:table-cell>
              <table:table-cell office:value-type="float" office:value="136.110179640719">
                <text:p>136.110179640719</text:p>
                <draw:g>
                  <svg:desc>DBLP.B29:DBLP.M29</svg:desc>
                </draw:g>
              </table:table-cell>
              <table:table-cell office:value-type="float" office:value="68.9062629614268">
                <text:p>68.9062629614268</text:p>
              </table:table-cell>
              <table:table-cell office:value-type="float" office:value="35.225501618123">
                <text:p>35.225501618123</text:p>
              </table:table-cell>
              <table:table-cell office:value-type="float" office:value="18.4170931838492">
                <text:p>18.4170931838492</text:p>
              </table:table-cell>
              <table:table-cell office:value-type="float" office:value="9.39543345765487">
                <text:p>9.39543345765487</text:p>
              </table:table-cell>
              <table:table-cell office:value-type="float" office:value="4.78366031382361">
                <text:p>4.78366031382361</text:p>
              </table:table-cell>
              <table:table-cell office:value-type="float" office:value="2.42115320584276">
                <text:p>2.42115320584276</text:p>
              </table:table-cell>
              <table:table-cell office:value-type="float" office:value="1.23495885154908">
                <text:p>1.23495885154908</text:p>
              </table:table-cell>
              <table:table-cell office:value-type="float" office:value="0.635981384685721">
                <text:p>0.635981384685721</text:p>
              </table:table-cell>
              <table:table-cell office:value-type="float" office:value="0.328050736647977">
                <text:p>0.3280507366479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